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loext:graphic-properties draw:fill="solid" draw:fill-color="#1a1b26"/>
      <style:paragraph-properties fo:line-height="135%" fo:background-color="#1a1b26"/>
    </style:style>
    <style:style style:name="P2" style:family="paragraph" style:parent-style-name="Standard">
      <style:text-properties fo:color="#188038" style:font-name="Roboto Mono" style:font-name-asian="Roboto Mono1" style:font-name-complex="Roboto Mono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loext:graphic-properties draw:fill="solid" draw:fill-color="#1a1b26"/>
      <style:paragraph-properties fo:margin-left="0.5in" fo:margin-right="0in" fo:line-height="135%" fo:text-indent="-0.25in" style:auto-text-indent="false" fo:background-color="#1a1b26"/>
    </style:style>
    <style:style style:name="P5" style:family="paragraph" style:parent-style-name="Standard" style:list-style-name="WWNum1">
      <style:paragraph-properties fo:margin-left="0.5in" fo:margin-right="0in" fo:text-indent="-0.25in" style:auto-text-indent="false"/>
      <style:text-properties style:text-underline-style="none"/>
    </style:style>
    <style:style style:name="P6" style:family="paragraph" style:parent-style-name="Standard" style:list-style-name="WWNum1">
      <loext:graphic-properties draw:fill="solid" draw:fill-color="#1a1b26"/>
      <style:paragraph-properties fo:margin-left="0.5in" fo:margin-right="0in" fo:line-height="135%" fo:text-indent="-0.25in" style:auto-text-indent="false" fo:background-color="#1a1b26"/>
      <style:text-properties fo:color="#89ddff" style:font-name="Courier New" fo:font-size="10.5pt" style:text-underline-style="none" style:font-name-asian="Courier New1" style:font-size-asian="10.5pt" style:font-name-complex="Courier New1" style:font-size-complex="10.5pt"/>
    </style:style>
    <style:style style:name="P7" style:family="paragraph" style:parent-style-name="Standard" style:list-style-name="WWNum1" style:master-page-name="Standard">
      <style:paragraph-properties fo:margin-left="0.5in" fo:margin-right="0in" fo:text-indent="-0.25in" style:auto-text-indent="false" style:page-number="1"/>
    </style:style>
    <style:style style:name="P8" style:family="paragraph" style:parent-style-name="Standard" style:list-style-name="WWNum1">
      <loext:graphic-properties draw:fill="solid" draw:fill-color="#1a1b26"/>
      <style:paragraph-properties fo:margin-left="1in" fo:margin-right="0in" fo:line-height="135%" fo:text-indent="-0.25in" style:auto-text-indent="false" fo:background-color="#1a1b26"/>
    </style:style>
    <style:style style:name="P9" style:family="paragraph" style:parent-style-name="Standard">
      <style:paragraph-properties fo:margin-top="0.1665in" fo:margin-bottom="0.1665in" loext:contextual-spacing="false" fo:line-height="100%"/>
    </style:style>
    <style:style style:name="P10" style:family="paragraph" style:parent-style-name="Heading_20_2">
      <style:paragraph-properties fo:margin-top="0.25in" fo:margin-bottom="0.0555in" loext:contextual-spacing="false" fo:line-height="100%" fo:keep-together="auto" fo:keep-with-next="auto"/>
    </style:style>
    <style:style style:name="P11" style:family="paragraph">
      <loext:graphic-properties draw:fill="solid" draw:fill-color="#a0a0a0"/>
      <style:paragraph-properties fo:text-align="center"/>
    </style:style>
    <style:style style:name="T1" style:family="text">
      <style:text-properties style:font-name="Courier New" fo:font-size="10.5pt" style:font-name-asian="Courier New1" style:font-size-asian="10.5pt" style:font-name-complex="Courier New1" style:font-size-complex="10.5pt" fo:background-color="#ffffff"/>
    </style:style>
    <style:style style:name="T2" style:family="text">
      <style:text-properties style:text-underline-style="none"/>
    </style:style>
    <style:style style:name="T3" style:family="text">
      <style:text-properties fo:color="#a9b1d6" style:font-name="Courier New" fo:font-size="10.5pt" style:font-name-asian="Courier New1" style:font-size-asian="10.5pt" style:font-name-complex="Courier New1" style:font-size-complex="10.5pt"/>
    </style:style>
    <style:style style:name="T4" style:family="text">
      <style:text-properties fo:color="#89ddff" style:font-name="Courier New" fo:font-size="10.5pt" style:font-name-asian="Courier New1" style:font-size-asian="10.5pt" style:font-name-complex="Courier New1" style:font-size-complex="10.5pt"/>
    </style:style>
    <style:style style:name="T5" style:family="text">
      <style:text-properties fo:color="#89ddff" style:font-name="Courier New" fo:font-size="10.5pt" style:text-underline-style="none" style:font-name-asian="Courier New1" style:font-size-asian="10.5pt" style:font-name-complex="Courier New1" style:font-size-complex="10.5pt"/>
    </style:style>
    <style:style style:name="T6" style:family="text">
      <style:text-properties fo:color="#0db9d7" style:font-name="Courier New" fo:font-size="10.5pt" style:font-name-asian="Courier New1" style:font-size-asian="10.5pt" style:font-name-complex="Courier New1" style:font-size-complex="10.5pt"/>
    </style:style>
    <style:style style:name="T7" style:family="text">
      <style:text-properties fo:color="#9ece6a" style:font-name="Courier New" fo:font-size="10.5pt" style:font-name-asian="Courier New1" style:font-size-asian="10.5pt" style:font-name-complex="Courier New1" style:font-size-complex="10.5pt"/>
    </style:style>
    <style:style style:name="T8" style:family="text">
      <style:text-properties fo:color="#1155cc" style:text-underline-style="solid" style:text-underline-width="auto" style:text-underline-color="font-color"/>
    </style:style>
    <style:style style:name="T9" style:family="text">
      <style:text-properties fo:color="#9d7cd8" style:font-name="Courier New" fo:font-size="10.5pt" fo:font-style="italic" style:font-name-asian="Courier New1" style:font-size-asian="10.5pt" style:font-style-asian="italic" style:font-name-complex="Courier New1" style:font-size-complex="10.5pt"/>
    </style:style>
    <style:style style:name="T10" style:family="text">
      <style:text-properties fo:color="#bb9af7" style:font-name="Courier New" fo:font-size="10.5pt" style:font-name-asian="Courier New1" style:font-size-asian="10.5pt" style:font-name-complex="Courier New1" style:font-size-complex="10.5pt"/>
    </style:style>
    <style:style style:name="T11" style:family="text">
      <style:text-properties fo:color="#bb9af7" style:font-name="Courier New" fo:font-size="10.5pt" fo:font-style="italic" style:font-name-asian="Courier New1" style:font-size-asian="10.5pt" style:font-style-asian="italic" style:font-name-complex="Courier New1" style:font-size-complex="10.5pt"/>
    </style:style>
    <style:style style:name="T12" style:family="text">
      <style:text-properties fo:color="#9abdf5" style:font-name="Courier New" fo:font-size="10.5pt" style:font-name-asian="Courier New1" style:font-size-asian="10.5pt" style:font-name-complex="Courier New1" style:font-size-complex="10.5pt"/>
    </style:style>
    <style:style style:name="T13" style:family="text">
      <style:text-properties fo:color="#73daca" style:font-name="Courier New" fo:font-size="10.5pt" style:font-name-asian="Courier New1" style:font-size-asian="10.5pt" style:font-name-complex="Courier New1" style:font-size-complex="10.5pt"/>
    </style:style>
    <style:style style:name="T14" style:family="text">
      <style:text-properties fo:color="#ff9e64" style:font-name="Courier New" fo:font-size="10.5pt" style:font-name-asian="Courier New1" style:font-size-asian="10.5pt" style:font-name-complex="Courier New1" style:font-size-complex="10.5pt"/>
    </style:style>
    <style:style style:name="T15" style:family="text">
      <style:text-properties fo:color="#7dcfff" style:font-name="Courier New" fo:font-size="10.5pt" style:font-name-asian="Courier New1" style:font-size-asian="10.5pt" style:font-name-complex="Courier New1" style:font-size-complex="10.5pt"/>
    </style:style>
    <style:style style:name="T16" style:family="text">
      <style:text-properties fo:color="#c0caf5" style:font-name="Courier New" fo:font-size="10.5pt" style:font-name-asian="Courier New1" style:font-size-asian="10.5pt" style:font-name-complex="Courier New1" style:font-size-complex="10.5pt"/>
    </style:style>
    <style:style style:name="T17" style:family="text">
      <style:text-properties fo:color="#7aa2f7" style:font-name="Courier New" fo:font-size="10.5pt" style:font-name-asian="Courier New1" style:font-size-asian="10.5pt" style:font-name-complex="Courier New1" style:font-size-complex="10.5pt"/>
    </style:style>
    <style:style style:name="T18" style:family="text">
      <style:text-properties fo:color="#f7768e" style:font-name="Courier New" fo:font-size="10.5pt" fo:font-weight="bold" style:font-name-asian="Courier New1" style:font-size-asian="10.5pt" style:font-weight-asian="bold" style:font-name-complex="Courier New1" style:font-size-complex="10.5pt"/>
    </style:style>
    <style:style style:name="T19" style:family="text">
      <style:text-properties fo:color="#e0af68" style:font-name="Courier New" fo:font-size="10.5pt" style:font-name-asian="Courier New1" style:font-size-asian="10.5pt" style:font-name-complex="Courier New1" style:font-size-complex="10.5pt"/>
    </style:style>
    <style:style style:name="T20" style:family="text">
      <style:text-properties fo:color="#51597d" style:font-name="Courier New" fo:font-size="10.5pt" fo:font-style="italic" style:font-name-asian="Courier New1" style:font-size-asian="10.5pt" style:font-style-asian="italic" style:font-name-complex="Courier New1" style:font-size-complex="10.5pt"/>
    </style:style>
    <style:style style:name="T21" style:family="text">
      <style:text-properties fo:color="#646e9c" style:font-name="Courier New" fo:font-size="10.5pt" fo:font-style="italic" style:font-name-asian="Courier New1" style:font-size-asian="10.5pt" style:font-style-asian="italic" style:font-name-complex="Courier New1" style:font-size-complex="10.5pt"/>
    </style:style>
    <style:style style:name="T22" style:family="text">
      <style:text-properties fo:color="#5a638c" style:font-name="Courier New" fo:font-size="10.5pt" fo:font-style="italic" style:font-name-asian="Courier New1" style:font-size-asian="10.5pt" style:font-style-asian="italic" style:font-name-complex="Courier New1" style:font-size-complex="10.5pt"/>
    </style:style>
    <style:style style:name="T23" style:family="text">
      <style:text-properties fo:font-size="17pt" fo:font-weight="bold" style:font-size-asian="17pt" style:font-weight-asian="bold" style:font-size-complex="17pt"/>
    </style:style>
    <style:style style:name="T24" style:family="text">
      <style:text-properties fo:color="#188038" style:font-name="Roboto Mono" fo:font-size="17pt" fo:font-weight="bold" style:font-name-asian="Roboto Mono1" style:font-size-asian="17pt" style:font-weight-asian="bold" style:font-name-complex="Roboto Mono1" style:font-size-complex="17pt"/>
    </style:style>
    <style:style style:name="T25" style:family="text">
      <style:text-properties fo:color="#188038" style:font-name="Roboto Mono" style:font-name-asian="Roboto Mono1" style:font-name-complex="Roboto Mono1"/>
    </style:style>
    <style:style style:name="T26" style:family="text">
      <style:text-properties fo:font-weight="bold"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6158405" text:style-name="WWNum1">
        <text:list-item>
          <text:p text:style-name="P7">Primer paso, en nuestra aplicación de vite del punto anterior, api de breaking bad vamos a instalar un json server de npm <text:span text:style-name="T1">npm i json-server --save-dev para asegurarnos que lo instalamos como dependencia de desarrollo</text:span></text:p>
        </text:list-item>
        <text:list-item>
          <text:p text:style-name="P3">En el root de nuestra aplicacion creamos una carpeta, la cual va aser nuestro backend llamada server y dentro un archivo db.json dentro de este pegamos toda la data de usuarios, ademas de una copia de este archivo para respaldo</text:p>
        </text:list-item>
        <text:list-item>
          <text:p text:style-name="P3">en package.json agregamos script </text:p>
        </text:list-item>
        <text:list-item>
          <text:p text:style-name="P4"><text:span text:style-name="T3"><text:s text:c="3"/></text:span><text:span text:style-name="T4">"</text:span><text:span text:style-name="T6">server</text:span><text:span text:style-name="T4">":</text:span><text:span text:style-name="T3"> </text:span><text:span text:style-name="T4">"</text:span><text:span text:style-name="T7">json-server server/db.json --port 3001</text:span><text:span text:style-name="T4">"</text:span></text:p>
        </text:list-item>
        <text:list-item>
          <text:p text:style-name="P3">y asi podremos hacer un npm run server y ya estará nuestro server corriendo en el puerto 3001, podremos hacer consultas desde postman</text:p>
        </text:list-item>
        <text:list-item>
          <text:p text:style-name="P3">creamos una carpeta para agrupar todo el proyecto, llamada users, dentro carpeta mappers, usaremos para funciones en las que recibimos la información de una manera y la transformamos en otra, carpeta models para una representación de como queremos trabajar en nuestra aplicación, presentation es donde vamos a poner las funciones para mostrarselas al usuario, store es nuestro lugar centralizado de información y luego use-cases funciones especificas sobre una tarea especifica grabar data traer data…</text:p>
        </text:list-item>
        <text:list-item>
          <text:p text:style-name="P3">creamos archivo dentro de store, <text:a xlink:type="simple" xlink:href="http://users-store.js" text:style-name="ListLabel_20_10" text:visited-style-name="ListLabel_20_10"><text:span text:style-name="T8">users-store.js</text:span></text:a>, primero un objeto de estato state, con un indice de la página actual y un arreglo de usuarios vacío</text:p>
        </text:list-item>
        <text:list-item>
          <text:p text:style-name="P4"><text:span text:style-name="T9">const</text:span><text:span text:style-name="T3"> </text:span><text:span text:style-name="T10">state</text:span><text:span text:style-name="T3"> </text:span><text:span text:style-name="T4">=</text:span><text:span text:style-name="T3"> </text:span><text:span text:style-name="T12">{</text:span></text:p>
        </text:list-item>
        <text:list-item>
          <text:p text:style-name="P4"><text:span text:style-name="T3"><text:s text:c="3"/></text:span><text:span text:style-name="T13">currentPage</text:span><text:span text:style-name="T4">:</text:span><text:span text:style-name="T14">0</text:span><text:span text:style-name="T4">,</text:span></text:p>
        </text:list-item>
        <text:list-item>
          <text:p text:style-name="P4"><text:span text:style-name="T3"><text:s text:c="3"/></text:span><text:span text:style-name="T13">users</text:span><text:span text:style-name="T4">:</text:span><text:span text:style-name="T12">[]</text:span><text:span text:style-name="T4">,</text:span></text:p>
        </text:list-item>
        <text:list-item>
          <text:p text:style-name="P4"><text:span text:style-name="T12">}</text:span></text:p>
        </text:list-item>
        <text:list-item>
          <text:p text:style-name="P3">Funciones asincronas para paginación loadNextPage: tendrá la lógica para incrementar state.currentPage, hacer fetch de los usuarios de esa nueva página, y actualizar state.users.</text:p>
        </text:list-item>
        <text:list-item>
          <text:p text:style-name="P3">– loadPreviousPage: análogo, pero para retroceder de página.</text:p>
        </text:list-item>
        <text:list-item>
          <text:p text:style-name="P3">onUserchange,Este callback se llamará, por ejemplo, si editas un campo de un usuario en un formulario en pantalla; de momento está vacío pero servirá para actualizar tu estado local.</text:p>
        </text:list-item>
        <text:list-item>
          <text:p text:style-name="P3">Aquí tendrás la lógica para volver a cargar la misma página (vuelves a pedir los usuarios de state.currentPage) sin cambiar de página.</text:p>
        </text:list-item>
        <text:list-item>
          <text:p text:style-name="P3">Luego hacemos un export default de todas estas funciones para quien importe este modulo pueda llamar a estas funciones</text:p>
        </text:list-item>
        <text:list-item>
          <text:p text:style-name="P4"><text:span text:style-name="T15">export</text:span><text:span text:style-name="T3"> </text:span><text:span text:style-name="T15">default</text:span><text:span text:style-name="T3"> </text:span><text:span text:style-name="T12">{</text:span></text:p>
        </text:list-item>
        <text:list-item>
          <text:p text:style-name="P4"><text:span text:style-name="T3"><text:s/></text:span><text:span text:style-name="T16">loadNextPage</text:span><text:span text:style-name="T4">,</text:span></text:p>
        </text:list-item>
        <text:list-item>
          <text:p text:style-name="P4"><text:span text:style-name="T3"><text:s/></text:span><text:span text:style-name="T16">loadPreviousPage</text:span><text:span text:style-name="T4">,</text:span></text:p>
        </text:list-item>
        <text:list-item>
          <text:p text:style-name="P4"><text:span text:style-name="T3"><text:s/></text:span><text:span text:style-name="T16">onUserChange</text:span><text:span text:style-name="T4">,</text:span></text:p>
        </text:list-item>
        <text:list-item>
          <text:p text:style-name="P4"><text:soft-page-break/><text:span text:style-name="T3"><text:s/></text:span><text:span text:style-name="T16">reloadPage</text:span><text:span text:style-name="T4">,</text:span></text:p>
        </text:list-item>
        <text:list-item>
          <text:p text:style-name="P4"/>
        </text:list-item>
        <text:list-item>
          <text:p text:style-name="P4"><text:span text:style-name="T3"><text:s/></text:span><text:span text:style-name="T17">getUser</text:span><text:span text:style-name="T4">:</text:span><text:span text:style-name="T3"> </text:span><text:span text:style-name="T12">()</text:span><text:span text:style-name="T10">=&gt;</text:span><text:span text:style-name="T3"> </text:span><text:span text:style-name="T12">[</text:span><text:span text:style-name="T18">...</text:span><text:span text:style-name="T16">state</text:span><text:span text:style-name="T4">.</text:span><text:span text:style-name="T15">users</text:span><text:span text:style-name="T12">]</text:span><text:span text:style-name="T4">,</text:span></text:p>
        </text:list-item>
        <text:list-item>
          <text:p text:style-name="P3">creamos funcion de flecha para saber los usuarios, entonces state.users entre [] porque si no hariamos referencia al objeto y … operador spread para tenerlos esparcidos</text:p>
        </text:list-item>
        <text:list-item>
          <text:p text:style-name="P4"><text:span text:style-name="T17">getCurrentPage</text:span><text:span text:style-name="T4">:</text:span><text:span text:style-name="T3"> </text:span><text:span text:style-name="T12">()</text:span><text:span text:style-name="T10">=&gt;</text:span><text:span text:style-name="T3"> </text:span><text:span text:style-name="T16">state</text:span><text:span text:style-name="T4">.</text:span><text:span text:style-name="T15">currentPage</text:span><text:span text:style-name="T4">,</text:span></text:p>
        </text:list-item>
        <text:list-item>
          <text:p text:style-name="P3">como currentpage lo definimos como un valor primitivo este pasa como valor y no como referencia como en el caso de los users</text:p>
        </text:list-item>
        <text:list-item>
          <text:p text:style-name="P3">carpeta use-cases creamos archivo <text:a xlink:type="simple" xlink:href="http://load-users.js" text:style-name="ListLabel_20_10" text:visited-style-name="ListLabel_20_10"><text:span text:style-name="T8">load-users.js</text:span></text:a> con funcion de loadUser, que reciba cmo parámetro page y default value 1, luego creamos una constante para hacer referencia a la url de localhost, podriamos introducirla tal cual como <text:a xlink:type="simple" xlink:href="http://localhost:3001/users" text:style-name="ListLabel_20_10" text:visited-style-name="ListLabel_20_10"><text:span text:style-name="T8">http://localhost:3001/users</text:span></text:a> pero en un caso real es muy probable que la url de nuestro back no este en localhost y asi entonces es mejor crear la base url como variable de entorno, entonces creamos archivo .env</text:p>
        </text:list-item>
        <text:list-item>
          <text:p text:style-name="P4"><text:span text:style-name="T4">VITE_BASE_URL=</text:span><text:span text:style-name="T3">http://localhost:3001</text:span></text:p>
        </text:list-item>
        <text:list-item>
          <text:p text:style-name="P3">copiamos este archivo .env con un .env.template para indicar a la gente como funciona nuestro .env las variables de entorno vaya, y dentro del git ignore metemos nuestro .env</text:p>
        </text:list-item>
        <text:list-item>
          <text:p text:style-name="P4"><text:span text:style-name="T15">export</text:span><text:span text:style-name="T3"> </text:span><text:span text:style-name="T9">const</text:span><text:span text:style-name="T3"> </text:span><text:span text:style-name="T17">loadUsers</text:span><text:span text:style-name="T3"> </text:span><text:span text:style-name="T4">=</text:span><text:span text:style-name="T3"> </text:span><text:span text:style-name="T12">(</text:span><text:span text:style-name="T19">page</text:span><text:span text:style-name="T4">=</text:span><text:span text:style-name="T14">1</text:span><text:span text:style-name="T12">)</text:span><text:span text:style-name="T3"> </text:span><text:span text:style-name="T10">=&gt;</text:span><text:span text:style-name="T12">{</text:span></text:p>
        </text:list-item>
        <text:list-item>
          <text:p text:style-name="P4"><text:span text:style-name="T12"><text:s text:c="3"/></text:span><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_page=</text:span><text:span text:style-name="T15">${</text:span><text:span text:style-name="T16">page</text:span><text:span text:style-name="T15">}</text:span><text:span text:style-name="T4">`</text:span></text:p>
        </text:list-item>
        <text:list-item>
          <text:p text:style-name="P4"/>
        </text:list-item>
        <text:list-item>
          <text:p text:style-name="P4"><text:span text:style-name="T12">}</text:span></text:p>
        </text:list-item>
        <text:list-item>
          <text:p text:style-name="P3">ahora podemos en nuestra url montarla asi, con `` hacemos referencia <text:s/>la variable de entorno que acabamos de crear que hace referencia alocalhost:3001 y nuestra consulta a continuacion de users y la variable page que va a ser la que nosotros llamaremos en la función</text:p>
        </text:list-item>
        <text:list-item>
          <text:p text:style-name="P4"><text:span text:style-name="T15">export</text:span><text:span text:style-name="T3"> </text:span><text:span text:style-name="T9">const</text:span><text:span text:style-name="T3"> </text:span><text:span text:style-name="T17">loadUsersByPage</text:span><text:span text:style-name="T3"> </text:span><text:span text:style-name="T4">=</text:span><text:span text:style-name="T3"> </text:span><text:span text:style-name="T9">async</text:span><text:span text:style-name="T3"> </text:span><text:span text:style-name="T12">(</text:span><text:span text:style-name="T19">page</text:span><text:span text:style-name="T4">=</text:span><text:span text:style-name="T14">1</text:span><text:span text:style-name="T12">)</text:span><text:span text:style-name="T3"> </text:span><text:span text:style-name="T10">=&gt;</text:span><text:span text:style-name="T12">{</text:span></text:p>
        </text:list-item>
        <text:list-item>
          <text:p text:style-name="P4"><text:span text:style-name="T12"><text:s text:c="3"/></text:span><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_page=</text:span><text:span text:style-name="T15">${</text:span><text:span text:style-name="T16">page</text:span><text:span text:style-name="T15">}</text:span><text:span text:style-name="T4">`</text:span></text:p>
        </text:list-item>
        <text:list-item>
          <text:p text:style-name="P4"><text:span text:style-name="T12"><text:s text:c="3"/></text:span><text:span text:style-name="T9">const</text:span><text:span text:style-name="T12"> </text:span><text:span text:style-name="T10">res</text:span><text:span text:style-name="T12"> </text:span><text:span text:style-name="T4">=</text:span><text:span text:style-name="T12"> </text:span><text:span text:style-name="T11">await</text:span><text:span text:style-name="T12"> </text:span><text:span text:style-name="T17">fetch</text:span><text:span text:style-name="T12">(</text:span><text:span text:style-name="T16">url</text:span><text:span text:style-name="T12">)</text:span><text:span text:style-name="T4">;</text:span></text:p>
        </text:list-item>
        <text:list-item>
          <text:p text:style-name="P4"><text:span text:style-name="T12"><text:s text:c="3"/></text:span><text:span text:style-name="T9">const</text:span><text:span text:style-name="T12"> </text:span><text:span text:style-name="T10">data</text:span><text:span text:style-name="T12"> </text:span><text:span text:style-name="T4">=</text:span><text:span text:style-name="T12"> </text:span><text:span text:style-name="T16">res</text:span><text:span text:style-name="T4">.</text:span><text:span text:style-name="T17">json</text:span><text:span text:style-name="T12">()</text:span><text:span text:style-name="T4">;</text:span></text:p>
        </text:list-item>
        <text:list-item>
          <text:p text:style-name="P3">funcion asíncrona para poder hacer el await del fetch a la url y almacenamos eso en una constante de respuesta, luego creamos una constante de data y asignamos el json de la respuesta</text:p>
        </text:list-item>
        <text:list-item>
          <text:p text:style-name="P3">dentro de carpeta users creamos archivo <text:a xlink:type="simple" xlink:href="http://user-app.js" text:style-name="ListLabel_20_10" text:visited-style-name="ListLabel_20_10"><text:span text:style-name="T8">user-app.js</text:span></text:a> va a ser donde carguemos nuestra aplicacion</text:p>
        </text:list-item>
        <text:list-item>
          <text:p text:style-name="P4"><text:span text:style-name="T15">export</text:span><text:span text:style-name="T3"> </text:span><text:span text:style-name="T9">const</text:span><text:span text:style-name="T3"> </text:span><text:span text:style-name="T17">UserApp</text:span><text:span text:style-name="T3"> </text:span><text:span text:style-name="T4">=</text:span><text:span text:style-name="T3"> </text:span><text:span text:style-name="T9">async</text:span><text:span text:style-name="T12">(</text:span><text:span text:style-name="T19">element</text:span><text:span text:style-name="T12">)</text:span><text:span text:style-name="T3"> </text:span><text:span text:style-name="T10">=&gt;</text:span><text:span text:style-name="T12">{</text:span></text:p>
        </text:list-item>
        <text:list-item>
          <text:p text:style-name="P4"><text:soft-page-break/></text:p>
        </text:list-item>
        <text:list-item>
          <text:p text:style-name="P4"><text:span text:style-name="T12"><text:s text:c="3"/></text:span><text:span text:style-name="T16">element</text:span><text:span text:style-name="T4">.</text:span><text:span text:style-name="T15">innerHTML</text:span><text:span text:style-name="T4">='</text:span><text:span text:style-name="T7">Loading...</text:span><text:span text:style-name="T4">';</text:span></text:p>
        </text:list-item>
        <text:list-item>
          <text:p text:style-name="P4"><text:span text:style-name="T12"><text:s text:c="3"/></text:span><text:span text:style-name="T11">await</text:span><text:span text:style-name="T12"> </text:span><text:span text:style-name="T16">usersStore</text:span><text:span text:style-name="T4">.</text:span><text:span text:style-name="T17">loadNextPage</text:span><text:span text:style-name="T12">()</text:span><text:span text:style-name="T4">;</text:span></text:p>
        </text:list-item>
        <text:list-item>
          <text:p text:style-name="P4"/>
        </text:list-item>
        <text:list-item>
          <text:p text:style-name="P4"><text:span text:style-name="T12">}</text:span></text:p>
        </text:list-item>
        <text:list-item>
          <text:p text:style-name="P3">exportamos la funcion asincrona de userapp que recibe un elemento que va a a ser el div html donde carguemos la aplicación que por defecto le ponemos el texto de loading.. luego llamamos a la funcion de usersStore de load next page con await, ademas importamos este user app en el main js, mandandole el elemento donde cargaremos todo</text:p>
        </text:list-item>
        <text:list-item>
          <text:p text:style-name="P4"><text:span text:style-name="T9">const</text:span><text:span text:style-name="T3"> </text:span><text:span text:style-name="T10">element</text:span><text:span text:style-name="T4">=</text:span><text:span text:style-name="T3"> </text:span><text:span text:style-name="T16">document</text:span><text:span text:style-name="T4">.</text:span><text:span text:style-name="T17">querySelector</text:span><text:span text:style-name="T12">(</text:span><text:span text:style-name="T4">'</text:span><text:span text:style-name="T7">.card</text:span><text:span text:style-name="T4">'</text:span><text:span text:style-name="T12">)</text:span><text:span text:style-name="T4">;</text:span></text:p>
        </text:list-item>
        <text:list-item>
          <text:p text:style-name="P4"><text:span text:style-name="T17">UserApp</text:span><text:span text:style-name="T12">(</text:span><text:span text:style-name="T16">element</text:span><text:span text:style-name="T12">)</text:span><text:span text:style-name="T4">;</text:span></text:p>
        </text:list-item>
        <text:list-item>
          <text:p text:style-name="P3">ahora implementamos la funcion de cargar siguiente página, importamos la funcion de loadusersbypage que es nuestra consulta al endpoint y por parametro nos pide la página que como tenemos el indice en 0 ponemos current page +1 </text:p>
        </text:list-item>
        <text:list-item>
          <text:p text:style-name="P4"><text:span text:style-name="T9">const</text:span><text:span text:style-name="T3"> </text:span><text:span text:style-name="T17">loadNextPage</text:span><text:span text:style-name="T3"> </text:span><text:span text:style-name="T4">=</text:span><text:span text:style-name="T3"> </text:span><text:span text:style-name="T9">async</text:span><text:span text:style-name="T12">()</text:span><text:span text:style-name="T10">=&gt;</text:span><text:span text:style-name="T12">{</text:span></text:p>
        </text:list-item>
        <text:list-item>
          <text:p text:style-name="P4"><text:span text:style-name="T12"><text:s text:c="3"/></text:span><text:span text:style-name="T11">await</text:span><text:span text:style-name="T12"> </text:span><text:span text:style-name="T17">loadUsersByPage</text:span><text:span text:style-name="T12">(</text:span><text:span text:style-name="T16">state</text:span><text:span text:style-name="T4">.</text:span><text:span text:style-name="T15">currentPage</text:span><text:span text:style-name="T12"> </text:span><text:span text:style-name="T4">+</text:span><text:span text:style-name="T14">1</text:span><text:span text:style-name="T12">)</text:span><text:span text:style-name="T4">;</text:span></text:p>
        </text:list-item>
        <text:list-item>
          <text:p text:style-name="P4"><text:span text:style-name="T12">}</text:span></text:p>
        </text:list-item>
        <text:list-item>
          <text:p text:style-name="P3">funcion asincrona</text:p>
        </text:list-item>
        <text:list-item>
          <text:p text:style-name="P3">En carpeta models creamos un archivo <text:a xlink:type="simple" xlink:href="http://user.js" text:style-name="ListLabel_20_10" text:visited-style-name="ListLabel_20_10"><text:span text:style-name="T8">user.js</text:span></text:a> y exportamos una clase user, este va a ser un objeto del usuario que vamos manejar en nuestra app, es como una representación de un usuario en la base de datos</text:p>
        </text:list-item>
        <text:list-item>
          <text:p text:style-name="P3">creamos un constructor en el que desestructuraramos el objeto recibido, en el que asignamos el campo de la instancia al valor de cada variable desestructurada.</text:p>
        </text:list-item>
        <text:list-item>
          <text:p text:style-name="P3">La cosa es que la data que recibimos del back no matcheo con las variables fistName y lastName porque las recibimos como first_name y last_name</text:p>
        </text:list-item>
        <text:list-item>
          <text:p text:style-name="P3">entonces para eso vamos a usar el mapper, es como un intermedio para saber como viene la data del backend y generar una instancia basada en lo que necesitemos</text:p>
        </text:list-item>
        <text:list-item>
          <text:p text:style-name="P3">dentro de mappers creamos un archivo <text:a xlink:type="simple" xlink:href="http://localhost-user.mapper.js" text:style-name="ListLabel_20_10" text:visited-style-name="ListLabel_20_10"><text:span text:style-name="T8">localhost-user.mapper.js</text:span></text:a></text:p>
        </text:list-item>
        <text:list-item>
          <text:p text:style-name="P4"><text:span text:style-name="T15">export</text:span><text:span text:style-name="T3"> </text:span><text:span text:style-name="T9">const</text:span><text:span text:style-name="T3"> </text:span><text:span text:style-name="T17">localhostUserToModel</text:span><text:span text:style-name="T3"> </text:span><text:span text:style-name="T4">=</text:span><text:span text:style-name="T3"> </text:span><text:span text:style-name="T12">()</text:span><text:span text:style-name="T3"> </text:span><text:span text:style-name="T10">=&gt;</text:span><text:span text:style-name="T12">{</text:span></text:p>
        </text:list-item>
        <text:list-item>
          <text:p text:style-name="P4"><text:span text:style-name="T12"><text:s text:c="2"/></text:span></text:p>
        </text:list-item>
        <text:list-item>
          <text:p text:style-name="P4"><text:span text:style-name="T12">}</text:span></text:p>
        </text:list-item>
        <text:list-item>
          <text:p text:style-name="P3"><text:soft-page-break/>exportamos una funcion de flecha la cual va a recibir el json de la base de datos y lo va a transformar a nuestro modelo de uso, asi si en algun momento cambia o se refactorizan los campos en el back solo tendriamos que cambiar este archivo dentro de mappers</text:p>
        </text:list-item>
        <text:list-item>
          <text:p text:style-name="P3">vamos crear una constante que desestructura el localhostuser que recibimos con los campos tal y como vienen de la consulta al back</text:p>
        </text:list-item>
        <text:list-item>
          <text:p text:style-name="P4"><text:span text:style-name="T9">const</text:span><text:span text:style-name="T4">{</text:span></text:p>
        </text:list-item>
        <text:list-item>
          <text:p text:style-name="P4"><text:span text:style-name="T12"><text:s text:c="7"/></text:span><text:span text:style-name="T10">avatar</text:span><text:span text:style-name="T4">,</text:span></text:p>
        </text:list-item>
        <text:list-item>
          <text:p text:style-name="P4"><text:span text:style-name="T12"><text:s text:c="7"/></text:span><text:span text:style-name="T10">balance</text:span><text:span text:style-name="T4">,</text:span></text:p>
        </text:list-item>
        <text:list-item>
          <text:p text:style-name="P4"><text:span text:style-name="T12"><text:s text:c="7"/></text:span><text:span text:style-name="T10">first_name</text:span><text:span text:style-name="T4">,</text:span></text:p>
        </text:list-item>
        <text:list-item>
          <text:p text:style-name="P4"><text:span text:style-name="T12"><text:s text:c="7"/></text:span><text:span text:style-name="T10">gender</text:span><text:span text:style-name="T4">,</text:span></text:p>
        </text:list-item>
        <text:list-item>
          <text:p text:style-name="P4"><text:span text:style-name="T12"><text:s text:c="7"/></text:span><text:span text:style-name="T10">id</text:span><text:span text:style-name="T4">,</text:span></text:p>
        </text:list-item>
        <text:list-item>
          <text:p text:style-name="P4"><text:span text:style-name="T12"><text:s text:c="7"/></text:span><text:span text:style-name="T10">isActive</text:span><text:span text:style-name="T4">,</text:span></text:p>
        </text:list-item>
        <text:list-item>
          <text:p text:style-name="P4"><text:span text:style-name="T12"><text:s text:c="7"/></text:span><text:span text:style-name="T10">last_name</text:span><text:span text:style-name="T4">,</text:span></text:p>
        </text:list-item>
        <text:list-item>
          <text:p text:style-name="P4"><text:span text:style-name="T12"><text:s text:c="3"/></text:span><text:span text:style-name="T4">}</text:span><text:span text:style-name="T12"> </text:span><text:span text:style-name="T4">=</text:span><text:span text:style-name="T12"> </text:span><text:span text:style-name="T16">localhostUser</text:span><text:span text:style-name="T4">;</text:span></text:p>
        </text:list-item>
        <text:list-item>
          <text:p text:style-name="P3">un return de un user con estos datos <text:span text:style-name="T12"><text:s/></text:span><text:span text:style-name="T11">return</text:span><text:span text:style-name="T12"> </text:span><text:span text:style-name="T4">new</text:span><text:span text:style-name="T12"> </text:span><text:span text:style-name="T17">User</text:span><text:span text:style-name="T12">({</text:span></text:p>
        </text:list-item>
        <text:list-item>
          <text:p text:style-name="P4"><text:span text:style-name="T12"><text:s text:c="7"/></text:span><text:span text:style-name="T16">avatar</text:span><text:span text:style-name="T4">,</text:span></text:p>
        </text:list-item>
        <text:list-item>
          <text:p text:style-name="P4"><text:span text:style-name="T12"><text:s text:c="7"/></text:span><text:span text:style-name="T16">balance</text:span><text:span text:style-name="T4">,</text:span></text:p>
        </text:list-item>
        <text:list-item>
          <text:p text:style-name="P4"><text:span text:style-name="T12"><text:s text:c="7"/></text:span><text:span text:style-name="T13">firstName</text:span><text:span text:style-name="T4">:</text:span><text:span text:style-name="T12"> </text:span><text:span text:style-name="T16">first_name</text:span><text:span text:style-name="T4">,</text:span></text:p>
        </text:list-item>
        <text:list-item>
          <text:p text:style-name="P4"><text:span text:style-name="T12"><text:s text:c="7"/></text:span><text:span text:style-name="T16">gender</text:span><text:span text:style-name="T4">,</text:span></text:p>
        </text:list-item>
        <text:list-item>
          <text:p text:style-name="P4"><text:span text:style-name="T12"><text:s text:c="7"/></text:span><text:span text:style-name="T16">id</text:span><text:span text:style-name="T4">,</text:span></text:p>
        </text:list-item>
        <text:list-item>
          <text:p text:style-name="P4"><text:span text:style-name="T12"><text:s text:c="7"/></text:span><text:span text:style-name="T16">isActive</text:span><text:span text:style-name="T4">,</text:span></text:p>
        </text:list-item>
        <text:list-item>
          <text:p text:style-name="P4"><text:span text:style-name="T12"><text:s text:c="7"/></text:span><text:span text:style-name="T13">lastName</text:span><text:span text:style-name="T4">:</text:span><text:span text:style-name="T12"> </text:span><text:span text:style-name="T16">last_name</text:span><text:span text:style-name="T4">,</text:span></text:p>
        </text:list-item>
        <text:list-item>
          <text:p text:style-name="P3">mandamos el objeto literal pero renombramos los campos tal y como los queremos procesar en nuestra app</text:p>
        </text:list-item>
        <text:list-item>
          <text:p text:style-name="P3">ahora en nuestro loadUsers creamos una constante users en la que hacemos .map en toda la data que recibe El método map() crea un nuevo array con los resultados de la llamada a la función indicada aplicados a cada uno de sus elementos. ahora este array de users está formateado como nosotros lo queremos en nuestro objeto</text:p>
        </text:list-item>
        <text:list-item>
          <text:p text:style-name="P4"><text:soft-page-break/><text:span text:style-name="T9">const</text:span><text:span text:style-name="T3"> </text:span><text:span text:style-name="T17">loadNextPage</text:span><text:span text:style-name="T3"> </text:span><text:span text:style-name="T4">=</text:span><text:span text:style-name="T3"> </text:span><text:span text:style-name="T9">async</text:span><text:span text:style-name="T12">()</text:span><text:span text:style-name="T10">=&gt;</text:span><text:span text:style-name="T12">{</text:span></text:p>
        </text:list-item>
        <text:list-item>
          <text:p text:style-name="P4"><text:span text:style-name="T12"><text:s text:c="3"/></text:span><text:span text:style-name="T9">const</text:span><text:span text:style-name="T12"> </text:span><text:span text:style-name="T10">users</text:span><text:span text:style-name="T4">=</text:span><text:span text:style-name="T12"> </text:span><text:span text:style-name="T11">await</text:span><text:span text:style-name="T12"> </text:span><text:span text:style-name="T17">loadUsersByPage</text:span><text:span text:style-name="T12">(</text:span><text:span text:style-name="T16">state</text:span><text:span text:style-name="T4">.</text:span><text:span text:style-name="T15">currentPage</text:span><text:span text:style-name="T12"> </text:span><text:span text:style-name="T4">+</text:span><text:span text:style-name="T14">1</text:span><text:span text:style-name="T12">)</text:span><text:span text:style-name="T4">;</text:span></text:p>
        </text:list-item>
        <text:list-item>
          <text:p text:style-name="P4"><text:span text:style-name="T12"><text:s text:c="3"/></text:span><text:span text:style-name="T10">if</text:span><text:span text:style-name="T12">(</text:span><text:span text:style-name="T16">users</text:span><text:span text:style-name="T4">.</text:span><text:span text:style-name="T15">length</text:span><text:span text:style-name="T12"> </text:span><text:span text:style-name="T10">===</text:span><text:span text:style-name="T12"> </text:span><text:span text:style-name="T14">0</text:span><text:span text:style-name="T12">) </text:span><text:span text:style-name="T11">return</text:span><text:span text:style-name="T4">;</text:span></text:p>
        </text:list-item>
        <text:list-item>
          <text:p text:style-name="P4"/>
        </text:list-item>
        <text:list-item>
          <text:p text:style-name="P4"><text:span text:style-name="T12"><text:s text:c="3"/></text:span><text:span text:style-name="T16">state</text:span><text:span text:style-name="T4">.</text:span><text:span text:style-name="T15">currentPage</text:span><text:span text:style-name="T4">+=</text:span><text:span text:style-name="T14">1</text:span><text:span text:style-name="T4">;</text:span></text:p>
        </text:list-item>
        <text:list-item>
          <text:p text:style-name="P4"><text:span text:style-name="T12"><text:s text:c="3"/></text:span><text:span text:style-name="T16">state</text:span><text:span text:style-name="T4">.</text:span><text:span text:style-name="T15">users</text:span><text:span text:style-name="T4">=</text:span><text:span text:style-name="T16">users</text:span><text:span text:style-name="T4">;</text:span></text:p>
        </text:list-item>
        <text:list-item>
          <text:p text:style-name="P4"><text:span text:style-name="T12">}</text:span></text:p>
        </text:list-item>
        <text:list-item>
          <text:p text:style-name="P5"/>
        </text:list-item>
        <text:list-item>
          <text:p text:style-name="P3">lo siguiente es inicializar el estado, para ello en nuestro user-store en load nextpage, creamos una constante user que es = a la función de loadusersbypage que acabamos de implementar, comprobamos que si ese array es === 0 es decir no hay mas usuarios nos salga de la funcion de cargar siguiente página, si no actualizamos la current page sumandole 1 y asignamos los usuarios del estado con los usuarios del fetch.</text:p>
        </text:list-item>
        <text:list-item>
          <text:p text:style-name="P4"><text:span text:style-name="T16">console</text:span><text:span text:style-name="T4">.</text:span><text:span text:style-name="T17">log</text:span><text:span text:style-name="T12">(</text:span><text:span text:style-name="T16">usersStore</text:span><text:span text:style-name="T4">.</text:span><text:span text:style-name="T17">getUsers</text:span><text:span text:style-name="T12">())</text:span><text:span text:style-name="T4">;</text:span></text:p>
        </text:list-item>
        <text:list-item>
          <text:p text:style-name="P3">ahora podemos usar el método de getUsers en cualquier lado de nuestra app y vemos el estado actual de los usuarios</text:p>
        </text:list-item>
        <text:list-item>
          <text:p text:style-name="P3">carpeta presentacion dentro de users, carpeta dentro render-table con 2 archivos, render-table.css y <text:a xlink:type="simple" xlink:href="http://render-table.js" text:style-name="ListLabel_20_10" text:visited-style-name="ListLabel_20_10"><text:span text:style-name="T8">render-table.js</text:span></text:a>, dentro del js importamos el css y creamos una funcion de render table que va a recibir un elemento como parametro de tipo htmldiv elemente el cual va a ser donde queremos renderizar nuestra tabla</text:p>
        </text:list-item>
        <text:list-item>
          <text:p text:style-name="P3">en está funcion primero necesitamos los usuarios que tenemos que reenderizar para ello importamos la funcion que ya tenemos exportada en el default de users-store que es getUsers() y se lo asignamos a una constante users, creamos con un let nuestra tabla pero fuera de está funcion para que no sea visible desde el exterior, y hacemos la comprobacion de si no existe tabla, a table = funcion create table, que es una función que creamos más arriba</text:p>
        </text:list-item>
        <text:list-item>
          <text:p text:style-name="P4"><text:span text:style-name="T15">export</text:span><text:span text:style-name="T3"> </text:span><text:span text:style-name="T9">const</text:span><text:span text:style-name="T3"> </text:span><text:span text:style-name="T17">renderTable</text:span><text:span text:style-name="T3"> </text:span><text:span text:style-name="T4">=</text:span><text:span text:style-name="T3"> </text:span><text:span text:style-name="T12">(</text:span><text:span text:style-name="T19">element</text:span><text:span text:style-name="T12">)</text:span><text:span text:style-name="T3"> </text:span><text:span text:style-name="T10">=&gt;</text:span><text:span text:style-name="T12">{</text:span></text:p>
        </text:list-item>
        <text:list-item>
          <text:p text:style-name="P4"/>
        </text:list-item>
        <text:list-item>
          <text:p text:style-name="P4"><text:span text:style-name="T12"><text:s text:c="4"/></text:span><text:span text:style-name="T9">const</text:span><text:span text:style-name="T12"> </text:span><text:span text:style-name="T10">users</text:span><text:span text:style-name="T4">=</text:span><text:span text:style-name="T12"> </text:span><text:span text:style-name="T16">usersStore</text:span><text:span text:style-name="T4">.</text:span><text:span text:style-name="T17">getUsers</text:span><text:span text:style-name="T12">()</text:span><text:span text:style-name="T4">;</text:span></text:p>
        </text:list-item>
        <text:list-item>
          <text:p text:style-name="P4"/>
        </text:list-item>
        <text:list-item>
          <text:p text:style-name="P4"><text:span text:style-name="T12"><text:s text:c="4"/></text:span><text:span text:style-name="T10">if</text:span><text:span text:style-name="T12"> (</text:span><text:span text:style-name="T10">!</text:span><text:span text:style-name="T16">table</text:span><text:span text:style-name="T12">) {</text:span></text:p>
        </text:list-item>
        <text:list-item>
          <text:p text:style-name="P4"><text:span text:style-name="T12"><text:s text:c="8"/></text:span><text:span text:style-name="T16">table</text:span><text:span text:style-name="T12"> </text:span><text:span text:style-name="T4">=</text:span><text:span text:style-name="T12"> </text:span><text:span text:style-name="T17">createTable</text:span><text:span text:style-name="T12">()</text:span><text:span text:style-name="T4">;<text:tab/></text:span></text:p>
        </text:list-item>
        <text:list-item>
          <text:p text:style-name="P4"><text:span text:style-name="T12"><text:s/><text:tab/> <text:s/></text:span><text:span text:style-name="T16">element</text:span><text:span text:style-name="T4">.</text:span><text:span text:style-name="T17">append</text:span><text:span text:style-name="T12">(</text:span><text:span text:style-name="T16">table</text:span><text:span text:style-name="T12">)</text:span><text:span text:style-name="T4">;</text:span></text:p>
        </text:list-item>
        <text:list-item>
          <text:p text:style-name="P6"/>
        </text:list-item>
        <text:list-item>
          <text:p text:style-name="P4"><text:soft-page-break/><text:span text:style-name="T9">const</text:span><text:span text:style-name="T3"> </text:span><text:span text:style-name="T17">createTable</text:span><text:span text:style-name="T3"> </text:span><text:span text:style-name="T4">=</text:span><text:span text:style-name="T3"> </text:span><text:span text:style-name="T12">()</text:span><text:span text:style-name="T3"> </text:span><text:span text:style-name="T10">=&gt;</text:span><text:span text:style-name="T12">{</text:span></text:p>
        </text:list-item>
        <text:list-item>
          <text:p text:style-name="P4"><text:span text:style-name="T12"><text:s text:c="4"/></text:span><text:span text:style-name="T9">const</text:span><text:span text:style-name="T12"> </text:span><text:span text:style-name="T10">table</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table</text:span><text:span text:style-name="T4">'</text:span><text:span text:style-name="T12">)</text:span><text:span text:style-name="T4">;</text:span></text:p>
        </text:list-item>
        <text:list-item>
          <text:p text:style-name="P4"><text:span text:style-name="T12"><text:s text:c="4"/></text:span><text:span text:style-name="T9">const</text:span><text:span text:style-name="T12"> </text:span><text:span text:style-name="T10">tableHeaders</text:span><text:span text:style-name="T4">=</text:span><text:span text:style-name="T16">document</text:span><text:span text:style-name="T4">.</text:span><text:span text:style-name="T17">createElement</text:span><text:span text:style-name="T12">(</text:span><text:span text:style-name="T4">'</text:span><text:span text:style-name="T7">thead</text:span><text:span text:style-name="T4">'</text:span><text:span text:style-name="T12">)</text:span><text:span text:style-name="T4">;</text:span></text:p>
        </text:list-item>
        <text:list-item>
          <text:p text:style-name="P4"><text:span text:style-name="T12"><text:s text:c="4"/></text:span><text:span text:style-name="T16">tableHeaders</text:span><text:span text:style-name="T4">.</text:span><text:span text:style-name="T15">innerHTML</text:span><text:span text:style-name="T12"> </text:span><text:span text:style-name="T4">=`</text:span></text:p>
        </text:list-item>
        <text:list-item>
          <text:p text:style-name="P4"><text:span text:style-name="T7"><text:s text:c="4"/>&lt;tr&gt;</text:span></text:p>
        </text:list-item>
        <text:list-item>
          <text:p text:style-name="P4"><text:span text:style-name="T7"><text:s text:c="8"/>&lt;th&gt;#ID&lt;/th&gt;</text:span></text:p>
        </text:list-item>
        <text:list-item>
          <text:p text:style-name="P4"><text:span text:style-name="T7"><text:s text:c="8"/>&lt;th&gt;Balance&lt;/th&gt;</text:span></text:p>
        </text:list-item>
        <text:list-item>
          <text:p text:style-name="P4"><text:span text:style-name="T7"><text:s text:c="8"/>&lt;th&gt;FirstName&lt;/th&gt;</text:span></text:p>
        </text:list-item>
        <text:list-item>
          <text:p text:style-name="P4"><text:span text:style-name="T7"><text:s text:c="8"/>&lt;th&gt;LastName&lt;/th&gt;</text:span></text:p>
        </text:list-item>
        <text:list-item>
          <text:p text:style-name="P4"><text:span text:style-name="T7"><text:s text:c="8"/>&lt;th&gt;Active&lt;/th&gt;</text:span></text:p>
        </text:list-item>
        <text:list-item>
          <text:p text:style-name="P4"><text:span text:style-name="T7"><text:s text:c="8"/>&lt;th&gt;Actions&lt;/th&gt;</text:span></text:p>
        </text:list-item>
        <text:list-item>
          <text:p text:style-name="P4"><text:span text:style-name="T7"><text:s text:c="4"/>&lt;/tr&gt;</text:span></text:p>
        </text:list-item>
        <text:list-item>
          <text:p text:style-name="P4"><text:span text:style-name="T7"><text:s text:c="4"/></text:span><text:span text:style-name="T4">`;</text:span></text:p>
        </text:list-item>
        <text:list-item>
          <text:p text:style-name="P4"/>
        </text:list-item>
        <text:list-item>
          <text:p text:style-name="P4"><text:span text:style-name="T12"><text:s text:c="4"/></text:span><text:span text:style-name="T9">const</text:span><text:span text:style-name="T12"> </text:span><text:span text:style-name="T10">tableBody</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tbody</text:span><text:span text:style-name="T4">'</text:span><text:span text:style-name="T12">)</text:span><text:span text:style-name="T4">;</text:span></text:p>
        </text:list-item>
        <text:list-item>
          <text:p text:style-name="P4"><text:span text:style-name="T12"><text:s text:c="4"/></text:span><text:span text:style-name="T16">table</text:span><text:span text:style-name="T4">.</text:span><text:span text:style-name="T17">append</text:span><text:span text:style-name="T12">(</text:span><text:span text:style-name="T16">tableHeaders</text:span><text:span text:style-name="T4">,</text:span><text:span text:style-name="T16">tableBody</text:span><text:span text:style-name="T12">)</text:span><text:span text:style-name="T4">;</text:span></text:p>
        </text:list-item>
        <text:list-item>
          <text:p text:style-name="P4"><text:span text:style-name="T12"><text:s text:c="4"/></text:span><text:span text:style-name="T11">return</text:span><text:span text:style-name="T12"> </text:span><text:span text:style-name="T16">table</text:span><text:span text:style-name="T4">;</text:span></text:p>
        </text:list-item>
        <text:list-item>
          <text:p text:style-name="P4"><text:span text:style-name="T12">}</text:span></text:p>
        </text:list-item>
        <text:list-item>
          <text:p text:style-name="P3">const table para crear el html de la tabla, table headers para la cabecera de la tabla, el html dentro de esa tabla es una fila tr, con nuestras cabeceras th que queremos mostrar, luego creamos el cuerpo de la tabla que es lo que vamos a ir actualizando con cada página entonces lo dejamos vacio y metemos estos dos elementos dentro de la tabla y lo retornamos</text:p>
        </text:list-item>
        <text:list-item>
          <text:p text:style-name="P3">ahora podemos agregar ya la funcion de render table en nuestro <text:a xlink:type="simple" xlink:href="http://user-app.js" text:style-name="ListLabel_20_10" text:visited-style-name="ListLabel_20_10"><text:span text:style-name="T8">user-app.js</text:span></text:a> agregandole el element donde lo reenderizamos</text:p>
        </text:list-item>
        <text:list-item>
          <text:p text:style-name="P4"><text:span text:style-name="T12"><text:s/></text:span><text:span text:style-name="T9">let</text:span><text:span text:style-name="T12"> </text:span><text:span text:style-name="T10">tableHtml</text:span><text:span text:style-name="T12"> </text:span><text:span text:style-name="T4">=</text:span><text:span text:style-name="T12"> </text:span><text:span text:style-name="T4">"";</text:span></text:p>
        </text:list-item>
        <text:list-item>
          <text:p text:style-name="P4"><text:soft-page-break/><text:span text:style-name="T12"><text:s text:c="2"/></text:span><text:span text:style-name="T16">users</text:span><text:span text:style-name="T4">.</text:span><text:span text:style-name="T17">forEach</text:span><text:span text:style-name="T12">((</text:span><text:span text:style-name="T19">user</text:span><text:span text:style-name="T12">) </text:span><text:span text:style-name="T10">=&gt;</text:span><text:span text:style-name="T12"> {</text:span></text:p>
        </text:list-item>
        <text:list-item>
          <text:p text:style-name="P4"><text:span text:style-name="T12"><text:s text:c="4"/></text:span><text:span text:style-name="T16">tableHtml</text:span><text:span text:style-name="T12"> </text:span><text:span text:style-name="T4">+=</text:span><text:span text:style-name="T12"> </text:span><text:span text:style-name="T4">`</text:span></text:p>
        </text:list-item>
        <text:list-item>
          <text:p text:style-name="P4"><text:span text:style-name="T7"><text:s text:c="12"/>&lt;tr&gt;</text:span></text:p>
        </text:list-item>
        <text:list-item>
          <text:p text:style-name="P4"><text:span text:style-name="T7"><text:s text:c="16"/>&lt;td&gt;</text:span><text:span text:style-name="T15">${</text:span><text:span text:style-name="T16">user</text:span><text:span text:style-name="T4">.</text:span><text:span text:style-name="T15">id}</text:span><text:span text:style-name="T7">&lt;/td&gt;</text:span></text:p>
        </text:list-item>
        <text:list-item>
          <text:p text:style-name="P4"><text:span text:style-name="T7"><text:s text:c="16"/>&lt;td&gt;</text:span><text:span text:style-name="T15">${</text:span><text:span text:style-name="T16">user</text:span><text:span text:style-name="T4">.</text:span><text:span text:style-name="T15">balance}</text:span><text:span text:style-name="T7">&lt;/td&gt;</text:span></text:p>
        </text:list-item>
        <text:list-item>
          <text:p text:style-name="P4"><text:span text:style-name="T7"><text:s text:c="16"/>&lt;td&gt;</text:span><text:span text:style-name="T15">${</text:span><text:span text:style-name="T16">user</text:span><text:span text:style-name="T4">.</text:span><text:span text:style-name="T15">firstName}</text:span><text:span text:style-name="T7">&lt;/td&gt;</text:span></text:p>
        </text:list-item>
        <text:list-item>
          <text:p text:style-name="P4"><text:span text:style-name="T7"><text:s text:c="16"/>&lt;td&gt;</text:span><text:span text:style-name="T15">${</text:span><text:span text:style-name="T16">user</text:span><text:span text:style-name="T4">.</text:span><text:span text:style-name="T15">lastName}</text:span><text:span text:style-name="T7">&lt;/td&gt;</text:span></text:p>
        </text:list-item>
        <text:list-item>
          <text:p text:style-name="P4"><text:span text:style-name="T7"><text:s text:c="16"/>&lt;td&gt;</text:span><text:span text:style-name="T15">${</text:span><text:span text:style-name="T16">user</text:span><text:span text:style-name="T4">.</text:span><text:span text:style-name="T15">isActive}</text:span><text:span text:style-name="T7">&lt;/td&gt;</text:span></text:p>
        </text:list-item>
        <text:list-item>
          <text:p text:style-name="P4"><text:span text:style-name="T7"><text:s text:c="16"/>&lt;td&gt;</text:span></text:p>
        </text:list-item>
        <text:list-item>
          <text:p text:style-name="P4"><text:span text:style-name="T7"><text:s text:c="20"/>&lt;a href="#/" data-id="</text:span><text:span text:style-name="T15">${</text:span><text:span text:style-name="T16">user</text:span><text:span text:style-name="T4">.</text:span><text:span text:style-name="T15">id}</text:span><text:span text:style-name="T7">"&gt;Select&lt;/a&gt;</text:span></text:p>
        </text:list-item>
        <text:list-item>
          <text:p text:style-name="P4"><text:span text:style-name="T7"><text:s text:c="20"/>|</text:span></text:p>
        </text:list-item>
        <text:list-item>
          <text:p text:style-name="P4"><text:span text:style-name="T7"><text:s text:c="20"/>&lt;a href="#/" data-id="</text:span><text:span text:style-name="T15">${</text:span><text:span text:style-name="T16">user</text:span><text:span text:style-name="T4">.</text:span><text:span text:style-name="T15">id}</text:span><text:span text:style-name="T7">"&gt;Delete&lt;/a&gt;</text:span></text:p>
        </text:list-item>
        <text:list-item>
          <text:p text:style-name="P4"><text:span text:style-name="T7"><text:s text:c="16"/>/td&gt;</text:span></text:p>
        </text:list-item>
        <text:list-item>
          <text:p text:style-name="P4"><text:span text:style-name="T7"><text:s text:c="12"/>&lt;/tr&gt;</text:span></text:p>
        </text:list-item>
        <text:list-item>
          <text:p text:style-name="P4"><text:span text:style-name="T7"><text:s text:c="8"/></text:span><text:span text:style-name="T4">`;</text:span></text:p>
        </text:list-item>
        <text:list-item>
          <text:p text:style-name="P3">creamos una variable let de tableHtml donde vamos basicamente cargar el body de nuestra tabla y la inicializamos vacia, luego sobre el [] de usuarios que trajimos antes hacemos un foreach para que cada usuario en usuarios agregamos sus datos al table html una fila tr don 1td table description por cada dato que mostramos, y al final un a de select delete donde tenemos que hacer referencia al id de usuario para efectuar esas acciones.</text:p>
        </text:list-item>
        <text:list-item>
          <text:p text:style-name="P3">luego en nuestra tabla hacemos un queryselector para que encuentre el tbody y agregamos como su html nuestro table html que acabamos de crear</text:p>
        </text:list-item>
        <text:list-item>
          <text:p text:style-name="P3">ahora dentro de carpeta presentacion creamos <text:a xlink:type="simple" xlink:href="http://render-buttons.js" text:style-name="ListLabel_20_10" text:visited-style-name="ListLabel_20_10"><text:span text:style-name="T8">render-buttons.js</text:span></text:a> y render-buttons.css haciendo el mismo proceso de importar el css en el .js</text:p>
        </text:list-item>
        <text:list-item>
          <text:p text:style-name="P3">dentro de render-button </text:p>
        </text:list-item>
        <text:list-item>
          <text:p text:style-name="P4"><text:span text:style-name="T15">export</text:span><text:span text:style-name="T3"> </text:span><text:span text:style-name="T9">const</text:span><text:span text:style-name="T3"> </text:span><text:span text:style-name="T17">renderButtons</text:span><text:span text:style-name="T3"> </text:span><text:span text:style-name="T4">=</text:span><text:span text:style-name="T3"> </text:span><text:span text:style-name="T12">(</text:span><text:span text:style-name="T19">element</text:span><text:span text:style-name="T12">)</text:span><text:span text:style-name="T3"> </text:span><text:span text:style-name="T10">=&gt;</text:span><text:span text:style-name="T12">{</text:span></text:p>
        </text:list-item>
        <text:list-item>
          <text:p text:style-name="P4"/>
        </text:list-item>
        <text:list-item>
          <text:p text:style-name="P4"><text:soft-page-break/><text:span text:style-name="T12"><text:s text:c="4"/></text:span><text:span text:style-name="T9">const</text:span><text:span text:style-name="T12"> </text:span><text:span text:style-name="T10">nextButton</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button</text:span><text:span text:style-name="T4">'</text:span><text:span text:style-name="T12">)</text:span><text:span text:style-name="T4">;</text:span></text:p>
        </text:list-item>
        <text:list-item>
          <text:p text:style-name="P4"><text:span text:style-name="T12"><text:s text:c="4"/></text:span><text:span text:style-name="T16">nextButton</text:span><text:span text:style-name="T4">.</text:span><text:span text:style-name="T15">innerHTML</text:span><text:span text:style-name="T4">='</text:span><text:span text:style-name="T7">Next &gt;</text:span><text:span text:style-name="T4">';</text:span></text:p>
        </text:list-item>
        <text:list-item>
          <text:p text:style-name="P4"/>
        </text:list-item>
        <text:list-item>
          <text:p text:style-name="P4"><text:span text:style-name="T12"><text:s text:c="4"/></text:span><text:span text:style-name="T9">const</text:span><text:span text:style-name="T12"> </text:span><text:span text:style-name="T10">previousButton</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button</text:span><text:span text:style-name="T4">'</text:span><text:span text:style-name="T12">)</text:span><text:span text:style-name="T4">;</text:span></text:p>
        </text:list-item>
        <text:list-item>
          <text:p text:style-name="P4"><text:span text:style-name="T12"><text:s text:c="4"/></text:span><text:span text:style-name="T16">previousButton</text:span><text:span text:style-name="T4">.</text:span><text:span text:style-name="T15">innerHTML</text:span><text:span text:style-name="T4">='</text:span><text:span text:style-name="T7">&lt; Prev</text:span><text:span text:style-name="T4">';</text:span></text:p>
        </text:list-item>
        <text:list-item>
          <text:p text:style-name="P4"/>
        </text:list-item>
        <text:list-item>
          <text:p text:style-name="P4"><text:span text:style-name="T12"><text:s text:c="4"/></text:span><text:span text:style-name="T9">const</text:span><text:span text:style-name="T12"> </text:span><text:span text:style-name="T10">currentPageLabel</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span</text:span><text:span text:style-name="T4">'</text:span><text:span text:style-name="T12">)</text:span><text:span text:style-name="T4">;</text:span></text:p>
        </text:list-item>
        <text:list-item>
          <text:p text:style-name="P4"><text:span text:style-name="T12"><text:s text:c="4"/></text:span><text:span text:style-name="T16">currentPageLabel</text:span><text:span text:style-name="T4">.</text:span><text:span text:style-name="T15">id</text:span><text:span text:style-name="T4">='</text:span><text:span text:style-name="T7">current-page</text:span><text:span text:style-name="T4">';</text:span></text:p>
        </text:list-item>
        <text:list-item>
          <text:p text:style-name="P4"><text:span text:style-name="T12"><text:s text:c="4"/></text:span><text:span text:style-name="T16">currentPageLabel</text:span><text:span text:style-name="T4">.</text:span><text:span text:style-name="T15">innerText</text:span><text:span text:style-name="T4">=</text:span><text:span text:style-name="T12"> </text:span><text:span text:style-name="T16">usersStore</text:span><text:span text:style-name="T4">.</text:span><text:span text:style-name="T17">getCurrentPage</text:span><text:span text:style-name="T12">()</text:span><text:span text:style-name="T4">;</text:span></text:p>
        </text:list-item>
        <text:list-item>
          <text:p text:style-name="P4"/>
        </text:list-item>
        <text:list-item>
          <text:p text:style-name="P4"><text:span text:style-name="T12"><text:s text:c="4"/></text:span><text:span text:style-name="T16">element</text:span><text:span text:style-name="T4">.</text:span><text:span text:style-name="T17">append</text:span><text:span text:style-name="T12">(</text:span><text:span text:style-name="T16">previousButton</text:span><text:span text:style-name="T4">,</text:span><text:span text:style-name="T16">currentPageLabel</text:span><text:span text:style-name="T4">,</text:span><text:span text:style-name="T16">nextButton</text:span><text:span text:style-name="T12">)</text:span><text:span text:style-name="T4">;</text:span></text:p>
        </text:list-item>
        <text:list-item>
          <text:p text:style-name="P4"/>
        </text:list-item>
        <text:list-item>
          <text:p text:style-name="P4"><text:span text:style-name="T12">}</text:span></text:p>
        </text:list-item>
        <text:list-item>
          <text:p text:style-name="P4"/>
        </text:list-item>
        <text:list-item>
          <text:p text:style-name="P3">funcion de render button donde creamos los elementos html dos botones de next y prev un span al que le añadimos un id para identificarlo donde hacemos una llamada al método de currentpage y luego agregamos todo esto a nuestro element html es decir el div donde queremos cargar todo</text:p>
        </text:list-item>
        <text:list-item>
          <text:p text:style-name="P3">añadimos event listeners para los botones </text:p>
        </text:list-item>
        <text:list-item>
          <text:p text:style-name="P4"><text:span text:style-name="T16">nextButton</text:span><text:span text:style-name="T4">.</text:span><text:span text:style-name="T17">addEventListener</text:span><text:span text:style-name="T12">(</text:span><text:span text:style-name="T4">'</text:span><text:span text:style-name="T7">click</text:span><text:span text:style-name="T4">',</text:span><text:span text:style-name="T12"> </text:span><text:span text:style-name="T9">async</text:span><text:span text:style-name="T12">()</text:span><text:span text:style-name="T10">=&gt;</text:span><text:span text:style-name="T12">{</text:span></text:p>
        </text:list-item>
        <text:list-item>
          <text:p text:style-name="P4"><text:span text:style-name="T12"><text:s text:c="7"/></text:span><text:span text:style-name="T11">await</text:span><text:span text:style-name="T12"> </text:span><text:span text:style-name="T16">usersStore</text:span><text:span text:style-name="T4">.</text:span><text:span text:style-name="T17">loadNextPage</text:span><text:span text:style-name="T12">()</text:span><text:span text:style-name="T4">;</text:span></text:p>
        </text:list-item>
        <text:list-item>
          <text:p text:style-name="P4"><text:span text:style-name="T12"><text:s text:c="7"/></text:span><text:span text:style-name="T16">currentPageLabel</text:span><text:span text:style-name="T4">.</text:span><text:span text:style-name="T15">innerText</text:span><text:span text:style-name="T4">=</text:span><text:span text:style-name="T16">usersStore</text:span><text:span text:style-name="T4">.</text:span><text:span text:style-name="T17">getCurrentPage</text:span><text:span text:style-name="T12">()</text:span><text:span text:style-name="T4">;</text:span></text:p>
        </text:list-item>
        <text:list-item>
          <text:p text:style-name="P4"><text:span text:style-name="T12"><text:s text:c="7"/></text:span><text:span text:style-name="T17">renderTable</text:span><text:span text:style-name="T12">(</text:span><text:span text:style-name="T16">element</text:span><text:span text:style-name="T12">)</text:span><text:span text:style-name="T4">;</text:span></text:p>
        </text:list-item>
        <text:list-item>
          <text:p text:style-name="P4"><text:span text:style-name="T12"><text:s text:c="3"/>})</text:span></text:p>
        </text:list-item>
        <text:list-item>
          <text:p text:style-name="P4"><text:soft-page-break/></text:p>
        </text:list-item>
        <text:list-item>
          <text:p text:style-name="P4"><text:span text:style-name="T12"><text:s text:c="3"/></text:span><text:span text:style-name="T16">previousButton</text:span><text:span text:style-name="T4">.</text:span><text:span text:style-name="T17">addEventListener</text:span><text:span text:style-name="T12">(</text:span><text:span text:style-name="T4">'</text:span><text:span text:style-name="T7">click</text:span><text:span text:style-name="T4">',</text:span><text:span text:style-name="T9">async</text:span><text:span text:style-name="T12">() </text:span><text:span text:style-name="T10">=&gt;</text:span><text:span text:style-name="T12">{</text:span></text:p>
        </text:list-item>
        <text:list-item>
          <text:p text:style-name="P4"><text:span text:style-name="T12"><text:s text:c="7"/></text:span><text:span text:style-name="T11">await</text:span><text:span text:style-name="T12"> </text:span><text:span text:style-name="T16">usersStore</text:span><text:span text:style-name="T4">.</text:span><text:span text:style-name="T17">loadPreviousPage</text:span><text:span text:style-name="T12">()</text:span><text:span text:style-name="T4">;</text:span></text:p>
        </text:list-item>
        <text:list-item>
          <text:p text:style-name="P4"><text:span text:style-name="T12"><text:s text:c="7"/></text:span><text:span text:style-name="T16">currentPageLabel</text:span><text:span text:style-name="T4">.</text:span><text:span text:style-name="T15">innerText</text:span><text:span text:style-name="T4">=</text:span><text:span text:style-name="T16">usersStore</text:span><text:span text:style-name="T4">.</text:span><text:span text:style-name="T17">getCurrentPage</text:span><text:span text:style-name="T12">()</text:span><text:span text:style-name="T4">;</text:span></text:p>
        </text:list-item>
        <text:list-item>
          <text:p text:style-name="P4"><text:span text:style-name="T12"><text:s text:c="7"/></text:span><text:span text:style-name="T17">renderTable</text:span><text:span text:style-name="T12">(</text:span><text:span text:style-name="T16">element</text:span><text:span text:style-name="T12">)</text:span><text:span text:style-name="T4">;</text:span></text:p>
        </text:list-item>
        <text:list-item>
          <text:p text:style-name="P4"><text:span text:style-name="T12"><text:s text:c="3"/>})</text:span></text:p>
        </text:list-item>
        <text:list-item>
          <text:p text:style-name="P3">creamos una nueva carpeta render-add-button con 2 archivos con el mismo nombre .js y .css</text:p>
        </text:list-item>
        <text:list-item>
          <text:p text:style-name="P4"><text:span text:style-name="T12"><text:s text:c="2"/></text:span><text:span text:style-name="T9">const</text:span><text:span text:style-name="T12"> </text:span><text:span text:style-name="T10">fabButton</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button</text:span><text:span text:style-name="T4">'</text:span><text:span text:style-name="T12">)</text:span><text:span text:style-name="T4">;</text:span></text:p>
        </text:list-item>
        <text:list-item>
          <text:p text:style-name="P4"><text:span text:style-name="T12"><text:s text:c="3"/></text:span><text:span text:style-name="T16">fabButton</text:span><text:span text:style-name="T4">.</text:span><text:span text:style-name="T15">innerText</text:span><text:span text:style-name="T4">='</text:span><text:span text:style-name="T7">+</text:span><text:span text:style-name="T4">';</text:span></text:p>
        </text:list-item>
        <text:list-item>
          <text:p text:style-name="P4"><text:span text:style-name="T12"><text:s text:c="3"/></text:span><text:span text:style-name="T16">fabButton</text:span><text:span text:style-name="T4">.</text:span><text:span text:style-name="T15">classList</text:span><text:span text:style-name="T4">.</text:span><text:span text:style-name="T17">add</text:span><text:span text:style-name="T12">(</text:span><text:span text:style-name="T4">'</text:span><text:span text:style-name="T7">fab-button</text:span><text:span text:style-name="T4">'</text:span><text:span text:style-name="T12">)</text:span></text:p>
        </text:list-item>
        <text:list-item>
          <text:p text:style-name="P4"/>
        </text:list-item>
        <text:list-item>
          <text:p text:style-name="P4"><text:span text:style-name="T12"><text:s text:c="3"/></text:span><text:span text:style-name="T16">element</text:span><text:span text:style-name="T4">.</text:span><text:span text:style-name="T17">append</text:span><text:span text:style-name="T12">(</text:span><text:span text:style-name="T16">fabButton</text:span><text:span text:style-name="T12">)</text:span><text:span text:style-name="T4">;</text:span></text:p>
        </text:list-item>
        <text:list-item>
          <text:p text:style-name="P4"/>
        </text:list-item>
        <text:list-item>
          <text:p text:style-name="P4"><text:span text:style-name="T12"><text:s text:c="3"/></text:span><text:span text:style-name="T16">fabButton</text:span><text:span text:style-name="T4">.</text:span><text:span text:style-name="T17">addEventListener</text:span><text:span text:style-name="T12">(</text:span><text:span text:style-name="T4">'</text:span><text:span text:style-name="T7">click</text:span><text:span text:style-name="T4">',</text:span><text:span text:style-name="T12">() </text:span><text:span text:style-name="T10">=&gt;</text:span><text:span text:style-name="T12">{</text:span></text:p>
        </text:list-item>
        <text:list-item>
          <text:p text:style-name="P4"><text:span text:style-name="T12"><text:s text:c="7"/></text:span><text:span text:style-name="T10">throw</text:span><text:span text:style-name="T12"> </text:span><text:span text:style-name="T17">Error</text:span><text:span text:style-name="T12"> (</text:span><text:span text:style-name="T4">'</text:span><text:span text:style-name="T7">no implementado</text:span><text:span text:style-name="T4">'</text:span><text:span text:style-name="T12">)</text:span></text:p>
        </text:list-item>
        <text:list-item>
          <text:p text:style-name="P4"><text:span text:style-name="T12"><text:s text:c="3"/>})</text:span></text:p>
        </text:list-item>
        <text:list-item>
          <text:p text:style-name="P3">carpeta render-modal con render-modal css, html y js, en js empezamos a crear el modal</text:p>
        </text:list-item>
        <text:list-item>
          <text:p text:style-name="P4"><text:span text:style-name="T15">export</text:span><text:span text:style-name="T3"> </text:span><text:span text:style-name="T9">const</text:span><text:span text:style-name="T3"> </text:span><text:span text:style-name="T17">renderModal</text:span><text:span text:style-name="T3"> </text:span><text:span text:style-name="T4">=</text:span><text:span text:style-name="T3"> </text:span><text:span text:style-name="T12">(</text:span><text:span text:style-name="T19">element</text:span><text:span text:style-name="T12">)</text:span><text:span text:style-name="T3"> </text:span><text:span text:style-name="T10">=&gt;</text:span><text:span text:style-name="T12">{</text:span></text:p>
        </text:list-item>
        <text:list-item>
          <text:p text:style-name="P4"><text:span text:style-name="T12"><text:s text:c="3"/></text:span><text:span text:style-name="T10">if</text:span><text:span text:style-name="T12">(</text:span><text:span text:style-name="T16">modal</text:span><text:span text:style-name="T12">)</text:span><text:span text:style-name="T11">return</text:span><text:span text:style-name="T4">;</text:span><text:span text:style-name="T12">}</text:span></text:p>
        </text:list-item>
        <text:list-item>
          <text:p text:style-name="P4"/>
        </text:list-item>
        <text:list-item>
          <text:p text:style-name="P3">funcion de render fuera de la funcion definimos con let el modal, si ya existe no lo creamos de nuevo, y si no existe vamos a crear el html, </text:p>
        </text:list-item>
        <text:list-item>
          <text:p text:style-name="P4"><text:soft-page-break/><text:span text:style-name="T15">import</text:span><text:span text:style-name="T3"> </text:span><text:span text:style-name="T6">modalHtml</text:span><text:span text:style-name="T3"> </text:span><text:span text:style-name="T15">from</text:span><text:span text:style-name="T3"> </text:span><text:span text:style-name="T4">'</text:span><text:span text:style-name="T7">./render-modal.html?raw</text:span><text:span text:style-name="T4">'</text:span></text:p>
        </text:list-item>
        <text:list-item>
          <text:p text:style-name="P3">importamos el archivo html donde tenemos la estructura con varios inputs formularios y tal, </text:p>
        </text:list-item>
        <text:list-item>
          <text:p text:style-name="P4"><text:span text:style-name="T16">modal</text:span><text:span text:style-name="T12"> </text:span><text:span text:style-name="T4">=</text:span><text:span text:style-name="T12"> </text:span><text:span text:style-name="T16">document</text:span><text:span text:style-name="T4">.</text:span><text:span text:style-name="T17">createElement</text:span><text:span text:style-name="T12">(</text:span><text:span text:style-name="T4">'</text:span><text:span text:style-name="T7">div</text:span><text:span text:style-name="T4">'</text:span><text:span text:style-name="T12">)</text:span><text:span text:style-name="T4">;</text:span></text:p>
        </text:list-item>
        <text:list-item>
          <text:p text:style-name="P4"><text:span text:style-name="T12"><text:s text:c="3"/></text:span><text:span text:style-name="T16">modal</text:span><text:span text:style-name="T4">.</text:span><text:span text:style-name="T15">innerHTML</text:span><text:span text:style-name="T12"> </text:span><text:span text:style-name="T4">=</text:span><text:span text:style-name="T12"> </text:span><text:span text:style-name="T16">modalHtml</text:span><text:span text:style-name="T4">;</text:span></text:p>
        </text:list-item>
        <text:list-item>
          <text:p text:style-name="P3">creamos un div en este modal y dentro de este metemos el html que importamos</text:p>
        </text:list-item>
        <text:list-item>
          <text:p text:style-name="P4"><text:span text:style-name="T16">modal</text:span><text:span text:style-name="T4">.</text:span><text:span text:style-name="T15">className</text:span><text:span text:style-name="T4">='</text:span><text:span text:style-name="T7">modal-container hide-modal</text:span><text:span text:style-name="T4">';</text:span></text:p>
        </text:list-item>
        <text:list-item>
          <text:p text:style-name="P4"><text:span text:style-name="T12"><text:s text:c="3"/></text:span><text:span text:style-name="T16">element</text:span><text:span text:style-name="T4">.</text:span><text:span text:style-name="T17">append</text:span><text:span text:style-name="T12">(</text:span><text:span text:style-name="T16">modal</text:span><text:span text:style-name="T12">)</text:span></text:p>
        </text:list-item>
        <text:list-item>
          <text:p text:style-name="P3">le metemos dos clases y lo agregamos al elemento html donde lo reenderizamos, ahora lo cargamos desde user-app</text:p>
        </text:list-item>
        <text:list-item>
          <text:p text:style-name="P3">lo siguiente fue darle estilos css a este archivo</text:p>
        </text:list-item>
        <text:list-item>
          <text:p text:style-name="P3">ahora queremos implementar la funcion de showModal y hideModal para ello hay que quitar añadir la clase hide-modal</text:p>
        </text:list-item>
        <text:list-item>
          <text:p text:style-name="P4"><text:span text:style-name="T15">export</text:span><text:span text:style-name="T3"> </text:span><text:span text:style-name="T9">const</text:span><text:span text:style-name="T3"> </text:span><text:span text:style-name="T17">showModal</text:span><text:span text:style-name="T4">=</text:span><text:span text:style-name="T12">()</text:span><text:span text:style-name="T10">=&gt;</text:span><text:span text:style-name="T12">{</text:span></text:p>
        </text:list-item>
        <text:list-item>
          <text:p text:style-name="P4"><text:span text:style-name="T12"><text:s text:c="3"/></text:span><text:span text:style-name="T16">modal</text:span><text:span text:style-name="T4">?.</text:span><text:span text:style-name="T15">classList</text:span><text:span text:style-name="T4">.</text:span><text:span text:style-name="T17">remove</text:span><text:span text:style-name="T12">(</text:span><text:span text:style-name="T4">'</text:span><text:span text:style-name="T7">hide-modal</text:span><text:span text:style-name="T4">'</text:span><text:span text:style-name="T12">)</text:span><text:span text:style-name="T4">;</text:span></text:p>
        </text:list-item>
        <text:list-item>
          <text:p text:style-name="P4"><text:span text:style-name="T12">}</text:span></text:p>
        </text:list-item>
        <text:list-item>
          <text:p text:style-name="P4"/>
        </text:list-item>
        <text:list-item>
          <text:p text:style-name="P4"><text:span text:style-name="T15">export</text:span><text:span text:style-name="T3"> </text:span><text:span text:style-name="T9">const</text:span><text:span text:style-name="T3"> </text:span><text:span text:style-name="T17">hideModal</text:span><text:span text:style-name="T4">=</text:span><text:span text:style-name="T12">()</text:span><text:span text:style-name="T10">=&gt;</text:span><text:span text:style-name="T12">{</text:span></text:p>
        </text:list-item>
        <text:list-item>
          <text:p text:style-name="P4"><text:span text:style-name="T12"><text:s text:c="3"/></text:span><text:span text:style-name="T16">modal</text:span><text:span text:style-name="T4">?.</text:span><text:span text:style-name="T15">classList</text:span><text:span text:style-name="T4">.</text:span><text:span text:style-name="T17">add</text:span><text:span text:style-name="T12">(</text:span><text:span text:style-name="T4">'</text:span><text:span text:style-name="T7">hide-modal</text:span><text:span text:style-name="T4">'</text:span><text:span text:style-name="T12">)</text:span><text:span text:style-name="T4">;</text:span></text:p>
        </text:list-item>
        <text:list-item>
          <text:p text:style-name="P4"/>
        </text:list-item>
        <text:list-item>
          <text:p text:style-name="P3">ahora en nuestro fabButton en el event listner llamamos está funcion de showmodal()</text:p>
        </text:list-item>
        <text:list-item>
          <text:p text:style-name="P3">para cerrarlo queremos que se cierre cuando hagamos click lo que es fuera del formulario que se popea para eso tenemos que añadir un event listener dentro del render modal</text:p>
        </text:list-item>
        <text:list-item>
          <text:p text:style-name="P4"><text:span text:style-name="T16">modal</text:span><text:span text:style-name="T4">.</text:span><text:span text:style-name="T17">addEventListener</text:span><text:span text:style-name="T12">(</text:span><text:span text:style-name="T4">'</text:span><text:span text:style-name="T7">click</text:span><text:span text:style-name="T4">',</text:span><text:span text:style-name="T12">(</text:span><text:span text:style-name="T19">event</text:span><text:span text:style-name="T12">)</text:span><text:span text:style-name="T10">=&gt;</text:span><text:span text:style-name="T12">{</text:span></text:p>
        </text:list-item>
        <text:list-item>
          <text:p text:style-name="P4"><text:span text:style-name="T12"><text:s text:c="7"/></text:span><text:span text:style-name="T16">console</text:span><text:span text:style-name="T4">.</text:span><text:span text:style-name="T17">log</text:span><text:span text:style-name="T12">(</text:span><text:span text:style-name="T16">event</text:span><text:span text:style-name="T4">.</text:span><text:span text:style-name="T15">target</text:span><text:span text:style-name="T12">)</text:span></text:p>
        </text:list-item>
        <text:list-item>
          <text:p text:style-name="P4"><text:soft-page-break/><text:span text:style-name="T12"><text:s text:c="3"/>})</text:span></text:p>
        </text:list-item>
        <text:list-item>
          <text:p text:style-name="P3">que capture un evento hacemos el clg para ver desde la consola del navegador cuando hacemos click fuera del formulario que clase vemos, en este caso el div con la clase modal-container</text:p>
        </text:list-item>
        <text:list-item>
          <text:p text:style-name="P4"><text:span text:style-name="T10">if</text:span><text:span text:style-name="T12">(</text:span><text:span text:style-name="T16">event</text:span><text:span text:style-name="T4">.</text:span><text:span text:style-name="T16">target</text:span><text:span text:style-name="T4">.</text:span><text:span text:style-name="T15">className</text:span><text:span text:style-name="T10">===</text:span><text:span text:style-name="T4">'</text:span><text:span text:style-name="T7">modal-container</text:span><text:span text:style-name="T4">'</text:span><text:span text:style-name="T12">) </text:span><text:span text:style-name="T17">hideModal</text:span><text:span text:style-name="T12">()</text:span><text:span text:style-name="T4">;</text:span></text:p>
        </text:list-item>
        <text:list-item>
          <text:p text:style-name="P3">ahor avamos a crear otra variable let de form, y seleccionamos el elemento html de form dentro de modal</text:p>
        </text:list-item>
        <text:list-item>
          <text:p text:style-name="P4"><text:span text:style-name="T16">form</text:span><text:span text:style-name="T12"> </text:span><text:span text:style-name="T4">=</text:span><text:span text:style-name="T12"> </text:span><text:span text:style-name="T16">modal</text:span><text:span text:style-name="T4">.</text:span><text:span text:style-name="T17">querySelector</text:span><text:span text:style-name="T12">(</text:span><text:span text:style-name="T4">'</text:span><text:span text:style-name="T7">form</text:span><text:span text:style-name="T4">'</text:span><text:span text:style-name="T12">)</text:span><text:span text:style-name="T4">;</text:span></text:p>
        </text:list-item>
        <text:list-item>
          <text:p text:style-name="P3">añadimos un event listener</text:p>
        </text:list-item>
        <text:list-item>
          <text:p text:style-name="P4"><text:span text:style-name="T16">form</text:span><text:span text:style-name="T4">.</text:span><text:span text:style-name="T17">addEventListener</text:span><text:span text:style-name="T12">(</text:span><text:span text:style-name="T4">'</text:span><text:span text:style-name="T7">submit</text:span><text:span text:style-name="T4">',</text:span><text:span text:style-name="T12">(</text:span><text:span text:style-name="T19">event</text:span><text:span text:style-name="T12">)</text:span><text:span text:style-name="T10">=&gt;</text:span><text:span text:style-name="T12">{</text:span></text:p>
        </text:list-item>
        <text:list-item>
          <text:p text:style-name="P4"><text:span text:style-name="T12"><text:s text:c="7"/></text:span><text:span text:style-name="T16">event</text:span><text:span text:style-name="T4">.</text:span><text:span text:style-name="T17">preventDefault</text:span><text:span text:style-name="T12">()</text:span><text:span text:style-name="T4">;</text:span></text:p>
        </text:list-item>
        <text:list-item>
          <text:p text:style-name="P4"><text:span text:style-name="T12"><text:s text:c="7"/></text:span><text:span text:style-name="T16">console</text:span><text:span text:style-name="T4">.</text:span><text:span text:style-name="T17">log</text:span><text:span text:style-name="T12">(</text:span><text:span text:style-name="T4">'</text:span><text:span text:style-name="T7">Formulario enviado</text:span><text:span text:style-name="T4">'</text:span><text:span text:style-name="T12">)</text:span><text:span text:style-name="T4">;</text:span></text:p>
        </text:list-item>
        <text:list-item>
          <text:p text:style-name="P4"><text:span text:style-name="T12"><text:s text:c="3"/>})</text:span><text:span text:style-name="T4">;</text:span></text:p>
        </text:list-item>
        <text:list-item>
          <text:p text:style-name="P3">simplemente para prevenir la accion por defecto del botón submit que es el de recargar la página</text:p>
        </text:list-item>
        <text:list-item>
          <text:p text:style-name="P4"><text:span text:style-name="T9">const</text:span><text:span text:style-name="T12"> </text:span><text:span text:style-name="T10">formData</text:span><text:span text:style-name="T12"> </text:span><text:span text:style-name="T4">=</text:span><text:span text:style-name="T12"> </text:span><text:span text:style-name="T4">new</text:span><text:span text:style-name="T12"> </text:span><text:span text:style-name="T17">FormData</text:span><text:span text:style-name="T12">(</text:span><text:span text:style-name="T16">form</text:span><text:span text:style-name="T12">)</text:span><text:span text:style-name="T4">;</text:span></text:p>
        </text:list-item>
        <text:list-item>
          <text:p text:style-name="P3">FormData crea un iterable con pares [key, value] de cada input cuyo atributo key esté definido.</text:p>
        </text:list-item>
        <text:list-item>
          <text:p text:style-name="P4"><text:span text:style-name="T12"><text:s text:c="7"/></text:span><text:span text:style-name="T9">const</text:span><text:span text:style-name="T12"> </text:span><text:span text:style-name="T10">userLike</text:span><text:span text:style-name="T4">=</text:span><text:span text:style-name="T12">{}</text:span><text:span text:style-name="T4">;</text:span></text:p>
        </text:list-item>
        <text:list-item>
          <text:p text:style-name="P3">para guardar los valores ya tipados</text:p>
        </text:list-item>
        <text:list-item>
          <text:p text:style-name="P4"><text:span text:style-name="T10">for</text:span><text:span text:style-name="T12"> (</text:span><text:span text:style-name="T9">const</text:span><text:span text:style-name="T12"> </text:span><text:span text:style-name="T4">[</text:span><text:span text:style-name="T10">key</text:span><text:span text:style-name="T4">,</text:span><text:span text:style-name="T10">value</text:span><text:span text:style-name="T4">]</text:span><text:span text:style-name="T12"> </text:span><text:span text:style-name="T4">of</text:span><text:span text:style-name="T12"> </text:span><text:span text:style-name="T16">formData</text:span><text:span text:style-name="T12">) {</text:span></text:p>
        </text:list-item>
        <text:list-item>
          <text:p text:style-name="P4"><text:span text:style-name="T12"><text:s text:c="11"/></text:span><text:span text:style-name="T10">if</text:span><text:span text:style-name="T12">(</text:span><text:span text:style-name="T16">key</text:span><text:span text:style-name="T10">===</text:span><text:span text:style-name="T4">'</text:span><text:span text:style-name="T7">balance</text:span><text:span text:style-name="T4">'</text:span><text:span text:style-name="T12">){</text:span></text:p>
        </text:list-item>
        <text:list-item>
          <text:p text:style-name="P4"><text:span text:style-name="T12"><text:s text:c="15"/></text:span><text:span text:style-name="T16">userLike</text:span><text:span text:style-name="T12">[</text:span><text:span text:style-name="T15">key</text:span><text:span text:style-name="T12">]</text:span><text:span text:style-name="T4">=</text:span><text:span text:style-name="T12"> </text:span><text:span text:style-name="T4">+</text:span><text:span text:style-name="T16">value</text:span><text:span text:style-name="T4">;</text:span></text:p>
        </text:list-item>
        <text:list-item>
          <text:p text:style-name="P4"><text:span text:style-name="T12"><text:s text:c="15"/></text:span><text:span text:style-name="T10">continue</text:span><text:span text:style-name="T4">;</text:span></text:p>
        </text:list-item>
        <text:list-item>
          <text:p text:style-name="P4"><text:span text:style-name="T12"><text:s text:c="11"/>}</text:span></text:p>
        </text:list-item>
        <text:list-item>
          <text:p text:style-name="P4"/>
        </text:list-item>
        <text:list-item>
          <text:p text:style-name="P4"><text:soft-page-break/><text:span text:style-name="T12"><text:s text:c="11"/></text:span><text:span text:style-name="T10">if</text:span><text:span text:style-name="T12">(</text:span><text:span text:style-name="T16">key</text:span><text:span text:style-name="T10">===</text:span><text:span text:style-name="T4">'</text:span><text:span text:style-name="T7">isActive</text:span><text:span text:style-name="T4">'</text:span><text:span text:style-name="T12">){</text:span></text:p>
        </text:list-item>
        <text:list-item>
          <text:p text:style-name="P4"><text:span text:style-name="T12"><text:s text:c="15"/></text:span><text:span text:style-name="T16">userLike</text:span><text:span text:style-name="T12">[</text:span><text:span text:style-name="T15">key</text:span><text:span text:style-name="T12">] </text:span><text:span text:style-name="T4">=</text:span><text:span text:style-name="T12"> (</text:span><text:span text:style-name="T16">value</text:span><text:span text:style-name="T10">===</text:span><text:span text:style-name="T4">'</text:span><text:span text:style-name="T7">on</text:span><text:span text:style-name="T4">'</text:span><text:span text:style-name="T12">) </text:span><text:span text:style-name="T10">?</text:span><text:span text:style-name="T12"> </text:span><text:span text:style-name="T14">true</text:span><text:span text:style-name="T12"> </text:span><text:span text:style-name="T10">:</text:span><text:span text:style-name="T12"> </text:span><text:span text:style-name="T14">false</text:span><text:span text:style-name="T4">;</text:span></text:p>
        </text:list-item>
        <text:list-item>
          <text:p text:style-name="P4"><text:span text:style-name="T12"><text:s text:c="15"/></text:span><text:span text:style-name="T10">continue</text:span><text:span text:style-name="T4">;</text:span></text:p>
        </text:list-item>
        <text:list-item>
          <text:p text:style-name="P4"><text:span text:style-name="T12"><text:s text:c="11"/>}</text:span></text:p>
        </text:list-item>
        <text:list-item>
          <text:p text:style-name="P3">recorremos cada key value del iterable de formdata y validamos que cuando llegue a la key con nombre balance lo transformer en numerico ya que asi lo espera nuestro back, y lo mismo con isActive para convertirlo en un booleano</text:p>
        </text:list-item>
        <text:list-item>
          <text:p text:style-name="P4"><text:span text:style-name="T16">userLike</text:span><text:span text:style-name="T12">[</text:span><text:span text:style-name="T15">key</text:span><text:span text:style-name="T12">]</text:span><text:span text:style-name="T4">=</text:span><text:span text:style-name="T16">value</text:span><text:span text:style-name="T4">;</text:span></text:p>
        </text:list-item>
        <text:list-item>
          <text:p text:style-name="P3">y el resto de campos los asignamos tal cual, ahora al final tendremos un objeto userlike con todos los datos del formulario</text:p>
        </text:list-item>
        <text:list-item>
          <text:p text:style-name="P3">en funcion hide modal, la cual llamamos dentro del event listener de submit tambien, agregamos una línea dentra de la funcion para resetear los cambios cuando se cierra el modal del formulario</text:p>
        </text:list-item>
        <text:list-item>
          <text:p text:style-name="P4"><text:span text:style-name="T16">form</text:span><text:span text:style-name="T4">?.</text:span><text:span text:style-name="T15">reset()</text:span><text:span text:style-name="T4">;</text:span></text:p>
        </text:list-item>
        <text:list-item>
          <text:p text:style-name="P3">CREAR USUARIO</text:p>
        </text:list-item>
        <text:list-item>
          <text:p text:style-name="P3">en carpeta use-cases vamos a crear .js de save-user</text:p>
        </text:list-item>
        <text:list-item>
          <text:p text:style-name="P4"><text:span text:style-name="T15">export</text:span><text:span text:style-name="T3"> </text:span><text:span text:style-name="T9">const</text:span><text:span text:style-name="T3"> </text:span><text:span text:style-name="T17">saveUser</text:span><text:span text:style-name="T4">=</text:span><text:span text:style-name="T3"> </text:span><text:span text:style-name="T12">(</text:span><text:span text:style-name="T19">userLike</text:span><text:span text:style-name="T12">)</text:span><text:span text:style-name="T10">=&gt;</text:span><text:span text:style-name="T12">{</text:span></text:p>
        </text:list-item>
        <text:list-item>
          <text:p text:style-name="P4"/>
        </text:list-item>
        <text:list-item>
          <text:p text:style-name="P4"><text:span text:style-name="T12"><text:s text:c="3"/></text:span><text:span text:style-name="T9">const</text:span><text:span text:style-name="T12"> </text:span><text:span text:style-name="T10">user</text:span><text:span text:style-name="T4">=</text:span><text:span text:style-name="T12"> </text:span><text:span text:style-name="T4">new</text:span><text:span text:style-name="T12"> </text:span><text:span text:style-name="T17">User</text:span><text:span text:style-name="T12">(</text:span><text:span text:style-name="T16">userLike</text:span><text:span text:style-name="T12">)</text:span><text:span text:style-name="T4">;</text:span></text:p>
        </text:list-item>
        <text:list-item>
          <text:p text:style-name="P3">creamos funcion que recibe un objeto userlike y con este mismo creamos una constante y creamos una instancia de nuestra clase User y le asginamos el objeto userLIke</text:p>
        </text:list-item>
        <text:list-item>
          <text:p text:style-name="P4"><text:span text:style-name="T10">if</text:span><text:span text:style-name="T12">(</text:span><text:span text:style-name="T16">user</text:span><text:span text:style-name="T4">.</text:span><text:span text:style-name="T15">id</text:span><text:span text:style-name="T12">){</text:span></text:p>
        </text:list-item>
        <text:list-item>
          <text:p text:style-name="P4"><text:span text:style-name="T12"><text:s text:c="7"/></text:span><text:span text:style-name="T10">throw</text:span><text:span text:style-name="T12"> </text:span><text:span text:style-name="T4">'</text:span><text:span text:style-name="T7">actualizacion no implementada</text:span><text:span text:style-name="T4">'</text:span></text:p>
        </text:list-item>
        <text:list-item>
          <text:p text:style-name="P4"><text:span text:style-name="T12"><text:s text:c="3"/>}</text:span></text:p>
        </text:list-item>
        <text:list-item>
          <text:p text:style-name="P3">si el id ya existe vamos a hacer una actualización de los datos, pero eso no lo tenemos implementado todavía, creamos constante de updateduser que es = a funcion createUser que recibe parametro la instancia de la clase user que acabamos de definir</text:p>
        </text:list-item>
        <text:list-item>
          <text:p text:style-name="P3">creamos funcion create user que va a ser una consulta a la api pero con método post en vez de get</text:p>
        </text:list-item>
        <text:list-item>
          <text:p text:style-name="P4"><text:span text:style-name="T9">const</text:span><text:span text:style-name="T3"> </text:span><text:span text:style-name="T17">createUser</text:span><text:span text:style-name="T3"> </text:span><text:span text:style-name="T4">=</text:span><text:span text:style-name="T3"> </text:span><text:span text:style-name="T9">async</text:span><text:span text:style-name="T12">(</text:span><text:span text:style-name="T19">user</text:span><text:span text:style-name="T12">)</text:span><text:span text:style-name="T3"> </text:span><text:span text:style-name="T10">=&gt;</text:span><text:span text:style-name="T12">{</text:span></text:p>
        </text:list-item>
        <text:list-item>
          <text:p text:style-name="P4"><text:soft-page-break/></text:p>
        </text:list-item>
        <text:list-item>
          <text:p text:style-name="P4"><text:span text:style-name="T12"><text:s text:c="3"/></text:span><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text:span><text:span text:style-name="T4">`</text:span></text:p>
        </text:list-item>
        <text:list-item>
          <text:p text:style-name="P4"><text:span text:style-name="T12"><text:s text:c="3"/></text:span><text:span text:style-name="T9">const</text:span><text:span text:style-name="T12"> </text:span><text:span text:style-name="T10">res</text:span><text:span text:style-name="T12"> </text:span><text:span text:style-name="T4">=</text:span><text:span text:style-name="T12"> </text:span><text:span text:style-name="T11">await</text:span><text:span text:style-name="T12"> </text:span><text:span text:style-name="T17">fetch</text:span><text:span text:style-name="T12">(</text:span><text:span text:style-name="T16">url</text:span><text:span text:style-name="T4">,</text:span><text:span text:style-name="T12">{</text:span></text:p>
        </text:list-item>
        <text:list-item>
          <text:p text:style-name="P4"><text:span text:style-name="T12"><text:s text:c="7"/></text:span><text:span text:style-name="T13">method</text:span><text:span text:style-name="T4">:</text:span><text:span text:style-name="T12"> </text:span><text:span text:style-name="T4">'</text:span><text:span text:style-name="T7">POST</text:span><text:span text:style-name="T4">',</text:span></text:p>
        </text:list-item>
        <text:list-item>
          <text:p text:style-name="P4"><text:span text:style-name="T12"><text:s text:c="7"/></text:span><text:span text:style-name="T13">body</text:span><text:span text:style-name="T4">:</text:span><text:span text:style-name="T12"> </text:span><text:span text:style-name="T6">JSON</text:span><text:span text:style-name="T4">.</text:span><text:span text:style-name="T17">stringify</text:span><text:span text:style-name="T12">(</text:span><text:span text:style-name="T16">user</text:span><text:span text:style-name="T12">)</text:span><text:span text:style-name="T4">,</text:span></text:p>
        </text:list-item>
        <text:list-item>
          <text:p text:style-name="P4"><text:span text:style-name="T12"><text:s text:c="7"/></text:span><text:span text:style-name="T13">headers</text:span><text:span text:style-name="T4">:</text:span><text:span text:style-name="T12">{</text:span></text:p>
        </text:list-item>
        <text:list-item>
          <text:p text:style-name="P4"><text:span text:style-name="T12"><text:s text:c="11"/></text:span><text:span text:style-name="T4">'</text:span><text:span text:style-name="T7">Content-type</text:span><text:span text:style-name="T4">':'</text:span><text:span text:style-name="T7">application/json</text:span><text:span text:style-name="T4">'</text:span></text:p>
        </text:list-item>
        <text:list-item>
          <text:p text:style-name="P4"><text:span text:style-name="T12"><text:s text:c="7"/>}</text:span></text:p>
        </text:list-item>
        <text:list-item>
          <text:p text:style-name="P4"><text:span text:style-name="T12"><text:s text:c="3"/>})</text:span><text:span text:style-name="T4">;</text:span></text:p>
        </text:list-item>
        <text:list-item>
          <text:p text:style-name="P4"><text:span text:style-name="T12"><text:s text:c="3"/></text:span><text:span text:style-name="T9">const</text:span><text:span text:style-name="T12"> </text:span><text:span text:style-name="T10">newUser</text:span><text:span text:style-name="T12"> </text:span><text:span text:style-name="T4">=</text:span><text:span text:style-name="T12"> </text:span><text:span text:style-name="T11">await</text:span><text:span text:style-name="T12"> </text:span><text:span text:style-name="T16">res</text:span><text:span text:style-name="T4">.</text:span><text:span text:style-name="T17">json</text:span><text:span text:style-name="T12">()</text:span><text:span text:style-name="T4">;</text:span></text:p>
        </text:list-item>
        <text:list-item>
          <text:p text:style-name="P4"><text:span text:style-name="T12"><text:s text:c="3"/></text:span><text:span text:style-name="T11">return</text:span><text:span text:style-name="T12"> </text:span><text:span text:style-name="T16">newUser</text:span><text:span text:style-name="T4">;</text:span></text:p>
        </text:list-item>
        <text:list-item>
          <text:p text:style-name="P4"/>
        </text:list-item>
        <text:list-item>
          <text:p text:style-name="P4"><text:span text:style-name="T12">}</text:span></text:p>
        </text:list-item>
        <text:list-item>
          <text:p text:style-name="P3">creamos url con la variable de entorno que apunta a nuestro localhost donde está la bd corriendo, y apuntamos a /users que es donde vamos a hacer nuestro posteo de datos, luego creamos la peticion fetch method post para indicar que vamos a postear, body jason.stringify es que vamos a mandar en el cuerpo de la peticion nuestro objeto de js user convertido en texto json y luego en cabecera indicamos al servidor que el contenido de nuestra petición viene en formato json,</text:p>
        </text:list-item>
        <text:list-item>
          <text:p text:style-name="P3">constante newuser que es igual a la promesa que se resuelve en el objeto de js que enviamos al servidor al parsear</text:p>
        </text:list-item>
        <text:list-item>
          <text:p text:style-name="P3">ahora en la funcion de save user podemos retornar este updatedUser</text:p>
        </text:list-item>
        <text:list-item>
          <text:p text:style-name="P3">actualizamos el codigo de render modal en user-app</text:p>
        </text:list-item>
        <text:list-item>
          <text:p text:style-name="P4"><text:span text:style-name="T17">renderModal</text:span><text:span text:style-name="T12">(</text:span><text:span text:style-name="T16">element</text:span><text:span text:style-name="T4">,</text:span><text:span text:style-name="T12"> </text:span><text:span text:style-name="T9">async</text:span><text:span text:style-name="T12"> (</text:span><text:span text:style-name="T19">userLike</text:span><text:span text:style-name="T12">) </text:span><text:span text:style-name="T10">=&gt;</text:span><text:span text:style-name="T12"> {</text:span></text:p>
        </text:list-item>
        <text:list-item>
          <text:p text:style-name="P4"><text:span text:style-name="T12"><text:s text:c="7"/></text:span><text:span text:style-name="T9">const</text:span><text:span text:style-name="T12"> </text:span><text:span text:style-name="T10">user</text:span><text:span text:style-name="T12"> </text:span><text:span text:style-name="T4">=</text:span><text:span text:style-name="T12"> </text:span><text:span text:style-name="T11">await</text:span><text:span text:style-name="T12"> </text:span><text:span text:style-name="T17">saveUser</text:span><text:span text:style-name="T12">(</text:span><text:span text:style-name="T16">userLike</text:span><text:span text:style-name="T12">)</text:span><text:span text:style-name="T4">;</text:span></text:p>
        </text:list-item>
        <text:list-item>
          <text:p text:style-name="P4"><text:span text:style-name="T12"><text:s text:c="7"/></text:span><text:span text:style-name="T16">usersStore</text:span><text:span text:style-name="T4">.</text:span><text:span text:style-name="T17">onUserChange</text:span><text:span text:style-name="T12">(</text:span><text:span text:style-name="T16">user</text:span><text:span text:style-name="T12">)</text:span><text:span text:style-name="T4">;</text:span></text:p>
        </text:list-item>
        <text:list-item>
          <text:p text:style-name="P4"><text:span text:style-name="T12"><text:s text:c="7"/></text:span><text:span text:style-name="T17">renderTable</text:span><text:span text:style-name="T12">()</text:span><text:span text:style-name="T4">;</text:span></text:p>
        </text:list-item>
        <text:list-item>
          <text:p text:style-name="P4"><text:soft-page-break/><text:span text:style-name="T12"><text:s text:c="3"/>})</text:span><text:span text:style-name="T4">;</text:span></text:p>
        </text:list-item>
        <text:list-item>
          <text:p text:style-name="P3">ahora le pasamos una funcion asincrona, la cual va a recibir cuando el usuario cierre o envie el formulario un elemento userLIke ya procesado, basicamente igual que construiamos en formdata, ahora llamamos a saveUser para guardar el usuario</text:p>
        </text:list-item>
        <text:list-item>
          <text:p text:style-name="P3">si todo va bien user contiene la entidad oficial devuelta por la api, usamos await para que no continue hasta que termine la petición</text:p>
        </text:list-item>
        <text:list-item>
          <text:p text:style-name="P3">on user change y render table para actualizar el estado local y la interfaz, ahora ya deberiamos de estar haciendo inserciones en nuestra base de datos</text:p>
        </text:list-item>
        <text:list-item>
          <text:p text:style-name="P3">el problema que tenemos ahora es que no estamos enviando la data como la está esperando nuestro back y causa conflictos y no se nos va a mostrar bien la información para eso vamos a hacer uso de nuestro mapper para formatear el objeto para recibirlo tal y como nuestro back lo espera</text:p>
        </text:list-item>
        <text:list-item>
          <text:p text:style-name="P3">creamos un nuevo mapper <text:a xlink:type="simple" xlink:href="http://user-to-localhost.mapper.js" text:style-name="ListLabel_20_10" text:visited-style-name="ListLabel_20_10"><text:span text:style-name="T8">user-to-localhost.mapper.js</text:span></text:a> donde vamos a crear una función para realizar está tarea, en el que simplemente recibimos un usuario el cual vamos a desesructurar asi</text:p>
        </text:list-item>
        <text:list-item>
          <text:p text:style-name="P4"><text:span text:style-name="T9">const</text:span><text:span text:style-name="T4">{</text:span></text:p>
        </text:list-item>
        <text:list-item>
          <text:p text:style-name="P4"><text:span text:style-name="T12"><text:s text:c="7"/></text:span><text:span text:style-name="T10">avatar</text:span><text:span text:style-name="T4">,</text:span></text:p>
        </text:list-item>
        <text:list-item>
          <text:p text:style-name="P4"><text:span text:style-name="T12"><text:s text:c="7"/></text:span><text:span text:style-name="T10">balance</text:span><text:span text:style-name="T4">,</text:span></text:p>
        </text:list-item>
        <text:list-item>
          <text:p text:style-name="P4"><text:span text:style-name="T12"><text:s text:c="7"/></text:span><text:span text:style-name="T10">firstName</text:span><text:span text:style-name="T4">,</text:span></text:p>
        </text:list-item>
        <text:list-item>
          <text:p text:style-name="P4"><text:span text:style-name="T12"><text:s text:c="7"/></text:span><text:span text:style-name="T10">gender</text:span><text:span text:style-name="T4">,</text:span></text:p>
        </text:list-item>
        <text:list-item>
          <text:p text:style-name="P4"><text:span text:style-name="T12"><text:s text:c="7"/></text:span><text:span text:style-name="T10">id</text:span><text:span text:style-name="T4">,</text:span></text:p>
        </text:list-item>
        <text:list-item>
          <text:p text:style-name="P4"><text:span text:style-name="T12"><text:s text:c="7"/></text:span><text:span text:style-name="T10">isActive</text:span><text:span text:style-name="T4">,</text:span></text:p>
        </text:list-item>
        <text:list-item>
          <text:p text:style-name="P4"><text:span text:style-name="T12"><text:s text:c="7"/></text:span><text:span text:style-name="T10">lastName</text:span><text:span text:style-name="T4">,</text:span></text:p>
        </text:list-item>
        <text:list-item>
          <text:p text:style-name="P4"><text:span text:style-name="T12"><text:s text:c="3"/></text:span><text:span text:style-name="T4">}</text:span><text:span text:style-name="T12"> </text:span><text:span text:style-name="T4">=</text:span><text:span text:style-name="T12"> </text:span><text:span text:style-name="T16">user</text:span><text:span text:style-name="T4">;</text:span></text:p>
        </text:list-item>
        <text:list-item>
          <text:p text:style-name="P3">y retornamos los mismo valores pero cambiando las claves por las que nuestro back va a recibir</text:p>
        </text:list-item>
        <text:list-item>
          <text:p text:style-name="P4"><text:span text:style-name="T11">return</text:span><text:span text:style-name="T12"> {</text:span></text:p>
        </text:list-item>
        <text:list-item>
          <text:p text:style-name="P4"><text:span text:style-name="T12"><text:s text:c="7"/></text:span><text:span text:style-name="T16">avatar</text:span><text:span text:style-name="T4">,</text:span></text:p>
        </text:list-item>
        <text:list-item>
          <text:p text:style-name="P4"><text:span text:style-name="T12"><text:s text:c="7"/></text:span><text:span text:style-name="T16">balance</text:span><text:span text:style-name="T4">,</text:span></text:p>
        </text:list-item>
        <text:list-item>
          <text:p text:style-name="P4"><text:span text:style-name="T12"><text:s text:c="7"/></text:span><text:span text:style-name="T13">first_name </text:span><text:span text:style-name="T4">:</text:span><text:span text:style-name="T12"> </text:span><text:span text:style-name="T16">firstName</text:span><text:span text:style-name="T4">,</text:span></text:p>
        </text:list-item>
        <text:list-item>
          <text:p text:style-name="P4"><text:span text:style-name="T12"><text:s text:c="7"/></text:span><text:span text:style-name="T16">gender</text:span><text:span text:style-name="T4">,</text:span></text:p>
        </text:list-item>
        <text:list-item>
          <text:p text:style-name="P4"><text:soft-page-break/><text:span text:style-name="T12"><text:s text:c="7"/></text:span><text:span text:style-name="T16">id</text:span><text:span text:style-name="T4">,</text:span></text:p>
        </text:list-item>
        <text:list-item>
          <text:p text:style-name="P4"><text:span text:style-name="T12"><text:s text:c="7"/></text:span><text:span text:style-name="T16">isActive</text:span><text:span text:style-name="T4">,</text:span></text:p>
        </text:list-item>
        <text:list-item>
          <text:p text:style-name="P4"><text:span text:style-name="T12"><text:s text:c="7"/></text:span><text:span text:style-name="T13">last_name</text:span><text:span text:style-name="T4">:</text:span><text:span text:style-name="T12"> </text:span><text:span text:style-name="T16">lastName</text:span><text:span text:style-name="T4">,</text:span></text:p>
        </text:list-item>
        <text:list-item>
          <text:p text:style-name="P4"><text:span text:style-name="T12"><text:s text:c="3"/>}</text:span><text:span text:style-name="T4">;</text:span></text:p>
        </text:list-item>
        <text:list-item>
          <text:p text:style-name="P3">ahora ya podemos importarlo en <text:a xlink:type="simple" xlink:href="http://save-user.js" text:style-name="ListLabel_20_10" text:visited-style-name="ListLabel_20_10"><text:span text:style-name="T8">save-user.js</text:span></text:a> y usar está funcion</text:p>
        </text:list-item>
        <text:list-item>
          <text:p text:style-name="P4"><text:span text:style-name="T9">const</text:span><text:span text:style-name="T12"> </text:span><text:span text:style-name="T10">userToSave</text:span><text:span text:style-name="T4">=</text:span><text:span text:style-name="T12"> </text:span><text:span text:style-name="T17">userModelToLocalhost</text:span><text:span text:style-name="T12">(</text:span><text:span text:style-name="T16">user</text:span><text:span text:style-name="T12">)</text:span><text:span text:style-name="T4">;</text:span></text:p>
        </text:list-item>
        <text:list-item>
          <text:p text:style-name="P3">y va a ser la misma que le enviemos a nuestro create user </text:p>
        </text:list-item>
        <text:list-item>
          <text:p text:style-name="P4"><text:span text:style-name="T12"><text:s text:c="3"/></text:span><text:span text:style-name="T9">const</text:span><text:span text:style-name="T12"> </text:span><text:span text:style-name="T10">updatedUser</text:span><text:span text:style-name="T12"> </text:span><text:span text:style-name="T4">=</text:span><text:span text:style-name="T12"> </text:span><text:span text:style-name="T11">await</text:span><text:span text:style-name="T12"> </text:span><text:span text:style-name="T17">createUser</text:span><text:span text:style-name="T12">(</text:span><text:span text:style-name="T16">userToSave</text:span><text:span text:style-name="T12">)</text:span><text:span text:style-name="T4">;</text:span></text:p>
        </text:list-item>
        <text:list-item>
          <text:p text:style-name="P3">ademas vamos a meter un par de validaciones para que no se puedan enviar los campos vacíos</text:p>
        </text:list-item>
        <text:list-item>
          <text:p text:style-name="P4"><text:span text:style-name="T10">if</text:span><text:span text:style-name="T12">(</text:span><text:span text:style-name="T10">!</text:span><text:span text:style-name="T16">user</text:span><text:span text:style-name="T4">.</text:span><text:span text:style-name="T15">firstName</text:span><text:span text:style-name="T10">||!</text:span><text:span text:style-name="T16">user</text:span><text:span text:style-name="T4">.</text:span><text:span text:style-name="T15">lastName</text:span><text:span text:style-name="T12">)</text:span></text:p>
        </text:list-item>
        <text:list-item>
          <text:p text:style-name="P4"><text:span text:style-name="T12"><text:s text:c="7"/></text:span><text:span text:style-name="T10">throw</text:span><text:span text:style-name="T12"> </text:span><text:span text:style-name="T4">'</text:span><text:span text:style-name="T7">First &amp; Last name are required</text:span><text:span text:style-name="T4">';</text:span></text:p>
        </text:list-item>
        <text:list-item>
          <text:p text:style-name="P3">Cargar información del usuario al modal (botón select), en la funcion de show modal agregamos que pueda recibir un id, que puede ser o string o number</text:p>
        </text:list-item>
        <text:list-item>
          <text:p text:style-name="P4"><text:span text:style-name="T15">export</text:span><text:span text:style-name="T3"> </text:span><text:span text:style-name="T9">const</text:span><text:span text:style-name="T3"> </text:span><text:span text:style-name="T17">showModal</text:span><text:span text:style-name="T3"> </text:span><text:span text:style-name="T4">=</text:span><text:span text:style-name="T3"> </text:span><text:span text:style-name="T9">async</text:span><text:span text:style-name="T3"> </text:span><text:span text:style-name="T12">(</text:span><text:span text:style-name="T19">id</text:span><text:span text:style-name="T12">)</text:span><text:span text:style-name="T3"> </text:span><text:span text:style-name="T10">=&gt;</text:span><text:span text:style-name="T3"> </text:span><text:span text:style-name="T12">{</text:span></text:p>
        </text:list-item>
        <text:list-item>
          <text:p text:style-name="P4"><text:span text:style-name="T12"><text:s/></text:span><text:span text:style-name="T16">modal</text:span><text:span text:style-name="T4">?.</text:span><text:span text:style-name="T15">classList</text:span><text:span text:style-name="T4">.</text:span><text:span text:style-name="T17">remove</text:span><text:span text:style-name="T12">(</text:span><text:span text:style-name="T4">"</text:span><text:span text:style-name="T7">hide-modal</text:span><text:span text:style-name="T4">"</text:span><text:span text:style-name="T12">)</text:span><text:span text:style-name="T4">;</text:span></text:p>
        </text:list-item>
        <text:list-item>
          <text:p text:style-name="P4"><text:span text:style-name="T12"><text:s/></text:span><text:span text:style-name="T10">if</text:span><text:span text:style-name="T12"> (</text:span><text:span text:style-name="T10">!</text:span><text:span text:style-name="T16">id</text:span><text:span text:style-name="T12">) </text:span><text:span text:style-name="T11">return</text:span><text:span text:style-name="T4">;</text:span></text:p>
        </text:list-item>
        <text:list-item>
          <text:p text:style-name="P4"><text:span text:style-name="T12"><text:s/></text:span><text:span text:style-name="T9">const</text:span><text:span text:style-name="T12"> </text:span><text:span text:style-name="T10">user</text:span><text:span text:style-name="T12"> </text:span><text:span text:style-name="T4">=</text:span><text:span text:style-name="T12"> </text:span><text:span text:style-name="T11">await</text:span><text:span text:style-name="T12"> </text:span><text:span text:style-name="T17">getUserbyId</text:span><text:span text:style-name="T12">(</text:span><text:span text:style-name="T16">id</text:span><text:span text:style-name="T12">)</text:span><text:span text:style-name="T4">;</text:span></text:p>
        </text:list-item>
        <text:list-item>
          <text:p text:style-name="P3">comprobamos que si no hay id salimos de la funcion pero si hay creamos una constante que reciba la promesa de la funcion de getuserbyid al cual le enviamos la id que recibimos</text:p>
        </text:list-item>
        <text:list-item>
          <text:p text:style-name="P3">ahora vamos crear una funcion para setear los valores del formulario</text:p>
        </text:list-item>
        <text:list-item>
          <text:p text:style-name="P4"><text:span text:style-name="T9">const</text:span><text:span text:style-name="T3"> </text:span><text:span text:style-name="T17">setFormValues</text:span><text:span text:style-name="T3"> </text:span><text:span text:style-name="T4">=</text:span><text:span text:style-name="T3"> </text:span><text:span text:style-name="T12">(</text:span><text:span text:style-name="T19">user</text:span><text:span text:style-name="T12">)</text:span><text:span text:style-name="T3"> </text:span><text:span text:style-name="T10">=&gt;</text:span><text:span text:style-name="T12">{</text:span></text:p>
        </text:list-item>
        <text:list-item>
          <text:p text:style-name="P4"/>
        </text:list-item>
        <text:list-item>
          <text:p text:style-name="P4"><text:span text:style-name="T12">}</text:span></text:p>
        </text:list-item>
        <text:list-item>
          <text:p text:style-name="P3"><text:soft-page-break/>antes creo el use-case de getuser by id, el codigo es casi igual que el de loadusersbypage pero recibe id de usuario en vez de página y devuelve un usuario no un array, ademas la url quedaria </text:p>
        </text:list-item>
        <text:list-item>
          <text:p text:style-name="P4"><text:span text:style-name="T12"><text:s text:c="3"/></text:span><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text:span><text:span text:style-name="T15">${</text:span><text:span text:style-name="T16">id</text:span><text:span text:style-name="T15">}</text:span><text:span text:style-name="T4">`</text:span></text:p>
        </text:list-item>
        <text:list-item>
          <text:p text:style-name="P3">ahora ya podemos importarlo en render modal para usarlo</text:p>
        </text:list-item>
        <text:list-item>
          <text:p text:style-name="P3">en el html de nuestro render table vamos a agregar un clase para diferenciar el &lt;a&gt; select user y el delete user además de agregar unos listeners para accionar estos links</text:p>
        </text:list-item>
        <text:list-item>
          <text:p text:style-name="P4"><text:span text:style-name="T7">&lt;a href="#/" class="select-user" data-id="</text:span><text:span text:style-name="T15">${</text:span><text:span text:style-name="T16">user</text:span><text:span text:style-name="T4">.</text:span><text:span text:style-name="T15">id}</text:span><text:span text:style-name="T7">"&gt;Select&lt;/a&gt;</text:span></text:p>
        </text:list-item>
        <text:list-item>
          <text:p text:style-name="P4"><text:span text:style-name="T7"><text:s text:c="19"/>|</text:span></text:p>
        </text:list-item>
        <text:list-item>
          <text:p text:style-name="P4"><text:span text:style-name="T7"><text:s text:c="19"/>&lt;a href="#/" class="delete-user" data-id="</text:span><text:span text:style-name="T15">${</text:span><text:span text:style-name="T16">user</text:span><text:span text:style-name="T4">.</text:span><text:span text:style-name="T15">id}</text:span><text:span text:style-name="T7">"&gt;Delete&lt;/a&gt;</text:span></text:p>
        </text:list-item>
        <text:list-item>
          <text:p text:style-name="P3">agregamos listener para la tabla</text:p>
        </text:list-item>
        <text:list-item>
          <text:p text:style-name="P4"><text:span text:style-name="T16">table</text:span><text:span text:style-name="T4">.</text:span><text:span text:style-name="T17">addEventListener</text:span><text:span text:style-name="T12">(</text:span><text:span text:style-name="T4">'</text:span><text:span text:style-name="T7">click</text:span><text:span text:style-name="T4">',</text:span><text:span text:style-name="T16">tableSelectListener</text:span><text:span text:style-name="T12">)</text:span><text:span text:style-name="T4">;</text:span></text:p>
        </text:list-item>
        <text:list-item>
          <text:p text:style-name="P3">y vamos a separar un poco la logica para no hacerla todo aquí creamos una funcion de table select listener, agregando aquí un clg de event.target en la consola del navegador podemos ver que clicamos</text:p>
        </text:list-item>
        <text:list-item>
          <text:p text:style-name="P3">ahora vemos por consola que hacemos click en select nos devuelve la clase select-user ademas de el id del usuario en data-id</text:p>
        </text:list-item>
        <text:list-item>
          <text:p text:style-name="P4"><text:span text:style-name="T12"><text:s/></text:span><text:span text:style-name="T9">const</text:span><text:span text:style-name="T12"> </text:span><text:span text:style-name="T10">element</text:span><text:span text:style-name="T12"> </text:span><text:span text:style-name="T4">=</text:span><text:span text:style-name="T12"> </text:span><text:span text:style-name="T16">event</text:span><text:span text:style-name="T4">.</text:span><text:span text:style-name="T15">target</text:span><text:span text:style-name="T4">.</text:span><text:span text:style-name="T17">closest</text:span><text:span text:style-name="T12">(</text:span><text:span text:style-name="T4">'</text:span><text:span text:style-name="T7">.select-user</text:span><text:span text:style-name="T4">'</text:span><text:span text:style-name="T12">)</text:span><text:span text:style-name="T4">;</text:span></text:p>
        </text:list-item>
        <text:list-item>
          <text:p text:style-name="P3">creamos un elemento que va a ser igual al target del click que hagamos que tenga más cerca la clase .select-user</text:p>
        </text:list-item>
        <text:list-item>
          <text:p text:style-name="P4"><text:span text:style-name="T10">if</text:span><text:span text:style-name="T12">(</text:span><text:span text:style-name="T10">!</text:span><text:span text:style-name="T16">element</text:span><text:span text:style-name="T12">) </text:span><text:span text:style-name="T11">return</text:span><text:span text:style-name="T4">;</text:span></text:p>
        </text:list-item>
        <text:list-item>
          <text:p text:style-name="P3">si no encuentra retornamos</text:p>
        </text:list-item>
        <text:list-item>
          <text:p text:style-name="P4"><text:span text:style-name="T12"><text:s/></text:span><text:span text:style-name="T9">const</text:span><text:span text:style-name="T12"> </text:span><text:span text:style-name="T10">id</text:span><text:span text:style-name="T12"> </text:span><text:span text:style-name="T4">=</text:span><text:span text:style-name="T12"> </text:span><text:span text:style-name="T16">element</text:span><text:span text:style-name="T4">.</text:span><text:span text:style-name="T17">getAttribute</text:span><text:span text:style-name="T12">(</text:span><text:span text:style-name="T4">'</text:span><text:span text:style-name="T7">data-id</text:span><text:span text:style-name="T4">'</text:span><text:span text:style-name="T12">)</text:span><text:span text:style-name="T4">;</text:span></text:p>
        </text:list-item>
        <text:list-item>
          <text:p text:style-name="P3">creamos const id que es igual al valor del atributo data-id, y ya podemos llamar a la funcion show modal y mandar este id, ahora ya tenemos el usuario cargado, solo tenemos que mostrarlo correctamente en el modal para eso vamos a implementar la funcion de setFormvalues, en la que recibimos un usuario como valor</text:p>
        </text:list-item>
        <text:list-item>
          <text:p text:style-name="P4"><text:span text:style-name="T9">const</text:span><text:span text:style-name="T3"> </text:span><text:span text:style-name="T17">setFormValues</text:span><text:span text:style-name="T3"> </text:span><text:span text:style-name="T4">=</text:span><text:span text:style-name="T3"> </text:span><text:span text:style-name="T12">(</text:span><text:span text:style-name="T19">user</text:span><text:span text:style-name="T12">)</text:span><text:span text:style-name="T3"> </text:span><text:span text:style-name="T10">=&gt;</text:span><text:span text:style-name="T12">{</text:span></text:p>
        </text:list-item>
        <text:list-item>
          <text:p text:style-name="P4"><text:span text:style-name="T12"><text:s text:c="3"/></text:span><text:span text:style-name="T16">form</text:span><text:span text:style-name="T4">.</text:span><text:span text:style-name="T17">querySelector</text:span><text:span text:style-name="T12">(</text:span><text:span text:style-name="T4">'</text:span><text:span text:style-name="T7">[name="firstName"]</text:span><text:span text:style-name="T4">'</text:span><text:span text:style-name="T12">)</text:span><text:span text:style-name="T4">.</text:span><text:span text:style-name="T15">value</text:span><text:span text:style-name="T4">=</text:span><text:span text:style-name="T16">user</text:span><text:span text:style-name="T4">.</text:span><text:span text:style-name="T15">firstName</text:span><text:span text:style-name="T4">;</text:span></text:p>
        </text:list-item>
        <text:list-item>
          <text:p text:style-name="P4"><text:span text:style-name="T12"><text:s text:c="3"/></text:span><text:span text:style-name="T16">form</text:span><text:span text:style-name="T4">.</text:span><text:span text:style-name="T17">querySelector</text:span><text:span text:style-name="T12">(</text:span><text:span text:style-name="T4">'</text:span><text:span text:style-name="T7">[name="lastName"]</text:span><text:span text:style-name="T4">'</text:span><text:span text:style-name="T12">)</text:span><text:span text:style-name="T4">.</text:span><text:span text:style-name="T15">value</text:span><text:span text:style-name="T4">=</text:span><text:span text:style-name="T16">user</text:span><text:span text:style-name="T4">.</text:span><text:span text:style-name="T15">lastName</text:span><text:span text:style-name="T4">;</text:span></text:p>
        </text:list-item>
        <text:list-item>
          <text:p text:style-name="P4"><text:span text:style-name="T12"><text:s text:c="3"/></text:span><text:span text:style-name="T16">form</text:span><text:span text:style-name="T4">.</text:span><text:span text:style-name="T17">querySelector</text:span><text:span text:style-name="T12">(</text:span><text:span text:style-name="T4">'</text:span><text:span text:style-name="T7">[name="balance"]</text:span><text:span text:style-name="T4">'</text:span><text:span text:style-name="T12">)</text:span><text:span text:style-name="T4">.</text:span><text:span text:style-name="T15">value</text:span><text:span text:style-name="T4">=</text:span><text:span text:style-name="T16">user</text:span><text:span text:style-name="T4">.</text:span><text:span text:style-name="T15">balance</text:span><text:span text:style-name="T4">;</text:span></text:p>
        </text:list-item>
        <text:list-item>
          <text:p text:style-name="P4"><text:soft-page-break/><text:span text:style-name="T12"><text:s text:c="3"/></text:span><text:span text:style-name="T16">form</text:span><text:span text:style-name="T4">.</text:span><text:span text:style-name="T17">querySelector</text:span><text:span text:style-name="T12">(</text:span><text:span text:style-name="T4">'</text:span><text:span text:style-name="T7">[name="isActive"]</text:span><text:span text:style-name="T4">'</text:span><text:span text:style-name="T12">)</text:span><text:span text:style-name="T4">.</text:span><text:span text:style-name="T15">checked</text:span><text:span text:style-name="T4">=</text:span><text:span text:style-name="T16">user</text:span><text:span text:style-name="T4">.</text:span><text:span text:style-name="T15">isActive</text:span><text:span text:style-name="T4">;</text:span></text:p>
        </text:list-item>
        <text:list-item>
          <text:p text:style-name="P4"><text:span text:style-name="T12">}</text:span></text:p>
        </text:list-item>
        <text:list-item>
          <text:p text:style-name="P3">seleccionamos del formulario tenemos que escribir entre corchetes el parametro name y como está escrito en el input del html y igualamos ese valor al de user.firstname etc… y ya podemos llamar a la función en showmodal</text:p>
        </text:list-item>
        <text:list-item>
          <text:p text:style-name="P4"><text:span text:style-name="T16">loadedUser</text:span><text:span text:style-name="T4">=</text:span><text:span text:style-name="T16">user</text:span><text:span text:style-name="T4">;</text:span></text:p>
        </text:list-item>
        <text:list-item>
          <text:p text:style-name="P3">asignamos a la variable loadedUser este usuario que enviamos ya que no quiero eliminar información porque yo no la procese en mi usuario es decir, yo solo manejo en mi form el nombre apellido balance y isactive pero vienen con más data como podría ser el avatar, genero.. y no quiero sobreescribir estos datos, luego el user like que mandamos al callback de render modal </text:p>
        </text:list-item>
        <text:list-item>
          <text:p text:style-name="P4"><text:span text:style-name="T11">await</text:span><text:span text:style-name="T12"> </text:span><text:span text:style-name="T17">callback</text:span><text:span text:style-name="T12">(</text:span><text:span text:style-name="T16">userLike</text:span><text:span text:style-name="T12">)</text:span><text:span text:style-name="T4">;</text:span></text:p>
        </text:list-item>
        <text:list-item>
          <text:p text:style-name="P3">que es recuerda donde llamamos a la funcion de guardar usuario y donde actualizamos el estado local para que se muestre</text:p>
        </text:list-item>
        <text:list-item>
          <text:p text:style-name="P4"><text:span text:style-name="T9">const</text:span><text:span text:style-name="T12"> </text:span><text:span text:style-name="T10">userLike</text:span><text:span text:style-name="T12"> </text:span><text:span text:style-name="T4">=</text:span><text:span text:style-name="T12"> {</text:span><text:span text:style-name="T18">...</text:span><text:span text:style-name="T16">loadedUser</text:span><text:span text:style-name="T12">}</text:span><text:span text:style-name="T4">;</text:span></text:p>
        </text:list-item>
        <text:list-item>
          <text:p text:style-name="P3">a ese userlike le mandamos el operador … para que esparza todos los datos de nuestro loaded user y no solo coja los datos que nosotros le mandamos</text:p>
        </text:list-item>
        <text:list-item>
          <text:p text:style-name="P3">const userLike = { ...originalUser, <text:s text:c="4"/>// traigo todos los campos</text:p>
        </text:list-item>
        <text:list-item>
          <text:p text:style-name="P3"><text:s text:c="21"/>firstName: form.firstName.value,</text:p>
        </text:list-item>
        <text:list-item>
          <text:p text:style-name="P3"><text:s text:c="21"/>lastName: <text:s/>form.lastName.value,</text:p>
        </text:list-item>
        <text:list-item>
          <text:p text:style-name="P3"><text:s text:c="21"/>balance: <text:s text:c="2"/>+form.balance.value,</text:p>
        </text:list-item>
        <text:list-item>
          <text:p text:style-name="P3"><text:s text:c="21"/>isActive: <text:s/>form.isActive.checked</text:p>
        </text:list-item>
        <text:list-item>
          <text:p text:style-name="P3"><text:s text:c="19"/>};</text:p>
        </text:list-item>
        <text:list-item>
          <text:p text:style-name="P3">Implementar actualización</text:p>
        </text:list-item>
        <text:list-item>
          <text:p text:style-name="P3">ahora ya nos carga los datos del usuario correctamente al seleccionarlo en la tabla, ahora tenemos que implementar la actualización, es decir hacer el fetch al back, va a ser muy similar al que tenemos de create user</text:p>
        </text:list-item>
        <text:list-item>
          <text:p text:style-name="P4"><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text:span><text:span text:style-name="T15">${</text:span><text:span text:style-name="T16">user</text:span><text:span text:style-name="T4">.</text:span><text:span text:style-name="T15">id}</text:span><text:span text:style-name="T4">`</text:span></text:p>
        </text:list-item>
        <text:list-item>
          <text:p text:style-name="P4"><text:span text:style-name="T12"><text:s text:c="3"/></text:span><text:span text:style-name="T9">const</text:span><text:span text:style-name="T12"> </text:span><text:span text:style-name="T10">res</text:span><text:span text:style-name="T12"> </text:span><text:span text:style-name="T4">=</text:span><text:span text:style-name="T12"> </text:span><text:span text:style-name="T11">await</text:span><text:span text:style-name="T12"> </text:span><text:span text:style-name="T17">fetch</text:span><text:span text:style-name="T12">(</text:span><text:span text:style-name="T16">url</text:span><text:span text:style-name="T4">,</text:span><text:span text:style-name="T12">{</text:span></text:p>
        </text:list-item>
        <text:list-item>
          <text:p text:style-name="P4"><text:span text:style-name="T12"><text:s text:c="7"/></text:span><text:span text:style-name="T13">method</text:span><text:span text:style-name="T4">:</text:span><text:span text:style-name="T12"> </text:span><text:span text:style-name="T4">'</text:span><text:span text:style-name="T7">PATCH</text:span><text:span text:style-name="T4">',</text:span></text:p>
        </text:list-item>
        <text:list-item>
          <text:p text:style-name="P3">en la url agregamos / y el id del user y el método ahora es patch, patch solo actualiza lo que le enviamos y put sobreescribe todo</text:p>
        </text:list-item>
        <text:list-item>
          <text:p text:style-name="P3"><text:soft-page-break/>y ahora ya podemos llamar está funcion </text:p>
        </text:list-item>
        <text:list-item>
          <text:p text:style-name="P4"><text:span text:style-name="T10">if</text:span><text:span text:style-name="T12">(</text:span><text:span text:style-name="T16">user</text:span><text:span text:style-name="T4">.</text:span><text:span text:style-name="T15">id</text:span><text:span text:style-name="T12">){</text:span></text:p>
        </text:list-item>
        <text:list-item>
          <text:p text:style-name="P4"><text:span text:style-name="T12"><text:s text:c="7"/></text:span><text:span text:style-name="T11">return</text:span><text:span text:style-name="T12"> </text:span><text:span text:style-name="T11">await</text:span><text:span text:style-name="T12"> </text:span><text:span text:style-name="T17">updatedUser</text:span><text:span text:style-name="T12">(</text:span><text:span text:style-name="T16">userToSave</text:span><text:span text:style-name="T12">)</text:span><text:span text:style-name="T4">;</text:span></text:p>
        </text:list-item>
        <text:list-item>
          <text:p text:style-name="P4"><text:span text:style-name="T12"><text:s text:c="3"/>}</text:span></text:p>
        </text:list-item>
        <text:list-item>
          <text:p text:style-name="P3">ahora tenemos que implementar on user change, que es básicamente para que nos actualice la tabla al editar o crear un usuario sin tener que recargar el navegador manualmente para ver los cambios, antes de nada vamos a usar el mapper para para enviar correctamente el usuario en saveUser</text:p>
        </text:list-item>
        <text:list-item>
          <text:p text:style-name="P4"><text:span text:style-name="T9">let</text:span><text:span text:style-name="T12"> </text:span><text:span text:style-name="T10">userUpdated</text:span><text:span text:style-name="T4">;</text:span></text:p>
        </text:list-item>
        <text:list-item>
          <text:p text:style-name="P4"/>
        </text:list-item>
        <text:list-item>
          <text:p text:style-name="P4"><text:span text:style-name="T12"><text:s text:c="3"/></text:span><text:span text:style-name="T10">if</text:span><text:span text:style-name="T12">(</text:span><text:span text:style-name="T16">user</text:span><text:span text:style-name="T4">.</text:span><text:span text:style-name="T15">id</text:span><text:span text:style-name="T12">){</text:span></text:p>
        </text:list-item>
        <text:list-item>
          <text:p text:style-name="P4"><text:span text:style-name="T12"><text:s text:c="7"/></text:span><text:span text:style-name="T16">userUpdated</text:span><text:span text:style-name="T4">=</text:span><text:span text:style-name="T12"> </text:span><text:span text:style-name="T11">await</text:span><text:span text:style-name="T12"> </text:span><text:span text:style-name="T17">updatedUser</text:span><text:span text:style-name="T12">(</text:span><text:span text:style-name="T16">userToSave</text:span><text:span text:style-name="T12">)</text:span><text:span text:style-name="T4">;</text:span></text:p>
        </text:list-item>
        <text:list-item>
          <text:p text:style-name="P4"><text:span text:style-name="T12"><text:s text:c="3"/>}</text:span><text:span text:style-name="T10">else</text:span><text:span text:style-name="T12">{</text:span></text:p>
        </text:list-item>
        <text:list-item>
          <text:p text:style-name="P4"><text:span text:style-name="T12"><text:s text:c="7"/></text:span><text:span text:style-name="T16">userUpdated</text:span><text:span text:style-name="T4">=</text:span><text:span text:style-name="T11">await</text:span><text:span text:style-name="T12"> </text:span><text:span text:style-name="T17">createUser</text:span><text:span text:style-name="T12">(</text:span><text:span text:style-name="T16">userToSave</text:span><text:span text:style-name="T12">)</text:span><text:span text:style-name="T4">;</text:span></text:p>
        </text:list-item>
        <text:list-item>
          <text:p text:style-name="P4"><text:span text:style-name="T12"><text:s text:c="3"/>}</text:span></text:p>
        </text:list-item>
        <text:list-item>
          <text:p text:style-name="P4"><text:span text:style-name="T12"><text:s text:c="3"/></text:span><text:span text:style-name="T11">return</text:span><text:span text:style-name="T12"> </text:span><text:span text:style-name="T16">userUpdated</text:span><text:span text:style-name="T4">;</text:span></text:p>
        </text:list-item>
        <text:list-item>
          <text:p text:style-name="P3">ahora vamos a implementar la funcion de on user changed</text:p>
        </text:list-item>
        <text:list-item>
          <text:p text:style-name="P5"/>
        </text:list-item>
        <text:list-item>
          <text:p text:style-name="P3">const onUserChange = (updatedUser) =&gt;{</text:p>
        </text:list-item>
        <text:list-item>
          <text:p text:style-name="P3"><text:s text:c="4"/>state.users = state.users.map(user =&gt;{</text:p>
        </text:list-item>
        <text:list-item>
          <text:p text:style-name="P3"><text:s text:c="8"/>if(user.id === updatedUser.id){</text:p>
        </text:list-item>
        <text:list-item>
          <text:p text:style-name="P3"><text:s text:c="12"/>return updatedUser;</text:p>
        </text:list-item>
        <text:list-item>
          <text:p text:style-name="P3"><text:s text:c="8"/>}</text:p>
        </text:list-item>
        <text:list-item>
          <text:p text:style-name="P3"><text:s text:c="8"/>return user;</text:p>
        </text:list-item>
        <text:list-item>
          <text:p text:style-name="P3"><text:soft-page-break/><text:s text:c="4"/>})</text:p>
        </text:list-item>
        <text:list-item>
          <text:p text:style-name="P5"/>
        </text:list-item>
        <text:list-item>
          <text:p text:style-name="P3">}</text:p>
        </text:list-item>
        <text:list-item>
          <text:p text:style-name="P4"/>
        </text:list-item>
        <text:list-item>
          <text:p text:style-name="P4"><text:span text:style-name="T9">const</text:span><text:span text:style-name="T3"> </text:span><text:span text:style-name="T17">onUserChange</text:span><text:span text:style-name="T3"> </text:span><text:span text:style-name="T4">=</text:span><text:span text:style-name="T3"> </text:span><text:span text:style-name="T12">(</text:span><text:span text:style-name="T19">updatedUser</text:span><text:span text:style-name="T12">)</text:span><text:span text:style-name="T3"> </text:span><text:span text:style-name="T10">=&gt;</text:span><text:span text:style-name="T12">{</text:span></text:p>
        </text:list-item>
        <text:list-item>
          <text:p text:style-name="P4"><text:span text:style-name="T12"><text:s text:c="3"/></text:span><text:span text:style-name="T16">state</text:span><text:span text:style-name="T4">.</text:span><text:span text:style-name="T15">users</text:span><text:span text:style-name="T12"> </text:span><text:span text:style-name="T4">=</text:span><text:span text:style-name="T12"> </text:span><text:span text:style-name="T16">state</text:span><text:span text:style-name="T4">.</text:span><text:span text:style-name="T15">users</text:span><text:span text:style-name="T4">.</text:span><text:span text:style-name="T17">map</text:span><text:span text:style-name="T12">(</text:span><text:span text:style-name="T19">user</text:span><text:span text:style-name="T12"> </text:span><text:span text:style-name="T10">=&gt;</text:span><text:span text:style-name="T12">{</text:span></text:p>
        </text:list-item>
        <text:list-item>
          <text:p text:style-name="P4"><text:span text:style-name="T12"><text:s text:c="7"/></text:span><text:span text:style-name="T10">if</text:span><text:span text:style-name="T12">(</text:span><text:span text:style-name="T16">user</text:span><text:span text:style-name="T4">.</text:span><text:span text:style-name="T15">id</text:span><text:span text:style-name="T12"> </text:span><text:span text:style-name="T10">===</text:span><text:span text:style-name="T12"> </text:span><text:span text:style-name="T16">updatedUser</text:span><text:span text:style-name="T4">.</text:span><text:span text:style-name="T15">id</text:span><text:span text:style-name="T12">){</text:span></text:p>
        </text:list-item>
        <text:list-item>
          <text:p text:style-name="P4"><text:span text:style-name="T12"><text:s text:c="11"/></text:span><text:span text:style-name="T11">return</text:span><text:span text:style-name="T12"> </text:span><text:span text:style-name="T16">updatedUser</text:span><text:span text:style-name="T4">;</text:span></text:p>
        </text:list-item>
        <text:list-item>
          <text:p text:style-name="P4"><text:span text:style-name="T12"><text:s text:c="7"/>}</text:span></text:p>
        </text:list-item>
        <text:list-item>
          <text:p text:style-name="P4"><text:span text:style-name="T12"><text:s text:c="7"/></text:span><text:span text:style-name="T11">return</text:span><text:span text:style-name="T12"> </text:span><text:span text:style-name="T16">user</text:span><text:span text:style-name="T4">;</text:span></text:p>
        </text:list-item>
        <text:list-item>
          <text:p text:style-name="P4"><text:span text:style-name="T12"><text:s text:c="3"/>})</text:span></text:p>
        </text:list-item>
        <text:list-item>
          <text:p text:style-name="P4"/>
        </text:list-item>
        <text:list-item>
          <text:p text:style-name="P4"><text:span text:style-name="T12">}</text:span></text:p>
        </text:list-item>
        <text:list-item>
          <text:p text:style-name="P4"/>
        </text:list-item>
        <text:list-item>
          <text:p text:style-name="P3">aquí recibimos el usuario actualizado y actualizamos el estado actual de usuarios, hacemos un .map para recorrer el array de usuarios y por cada usuario comprobamos que el id sea equivalente, cuando lo encuentre retorna el valor de usuario actualizado, si no lo encuentra lo deja tal cual</text:p>
        </text:list-item>
        <text:list-item>
          <text:p text:style-name="P3">caso de delete user, </text:p>
        </text:list-item>
        <text:list-item>
          <text:p text:style-name="P4"><text:span text:style-name="T20">/**</text:span></text:p>
        </text:list-item>
        <text:list-item>
          <text:p text:style-name="P4"><text:span text:style-name="T20"><text:s/>*</text:span></text:p>
        </text:list-item>
        <text:list-item>
          <text:p text:style-name="P4"><text:span text:style-name="T20"><text:s/>* </text:span><text:span text:style-name="T21">@param</text:span><text:span text:style-name="T20"> {</text:span><text:span text:style-name="T21">String|Number</text:span><text:span text:style-name="T20">} </text:span><text:span text:style-name="T22">id</text:span></text:p>
        </text:list-item>
        <text:list-item>
          <text:p text:style-name="P4"><text:span text:style-name="T20"><text:s/>*/</text:span></text:p>
        </text:list-item>
        <text:list-item>
          <text:p text:style-name="P4"/>
        </text:list-item>
        <text:list-item>
          <text:p text:style-name="P4"><text:soft-page-break/><text:span text:style-name="T9">const</text:span><text:span text:style-name="T3"> </text:span><text:span text:style-name="T17">deleteUser</text:span><text:span text:style-name="T3"> </text:span><text:span text:style-name="T4">=</text:span><text:span text:style-name="T3"> </text:span><text:span text:style-name="T9">async</text:span><text:span text:style-name="T12">(</text:span><text:span text:style-name="T19">id</text:span><text:span text:style-name="T12">)</text:span><text:span text:style-name="T3"> </text:span><text:span text:style-name="T10">=&gt;</text:span><text:span text:style-name="T12">{</text:span></text:p>
        </text:list-item>
        <text:list-item>
          <text:p text:style-name="P4"/>
        </text:list-item>
        <text:list-item>
          <text:p text:style-name="P4"><text:span text:style-name="T12"><text:s text:c="4"/></text:span><text:span text:style-name="T9">const</text:span><text:span text:style-name="T12"> </text:span><text:span text:style-name="T10">url</text:span><text:span text:style-name="T4">=`</text:span><text:span text:style-name="T15">${import</text:span><text:span text:style-name="T4">.</text:span><text:span text:style-name="T15">meta</text:span><text:span text:style-name="T4">.</text:span><text:span text:style-name="T16">env</text:span><text:span text:style-name="T4">.</text:span><text:span text:style-name="T14">VITE_BASE_URL</text:span><text:span text:style-name="T15">}</text:span><text:span text:style-name="T7">/users/</text:span><text:span text:style-name="T15">${</text:span><text:span text:style-name="T16">user</text:span><text:span text:style-name="T4">.</text:span><text:span text:style-name="T15">id}</text:span><text:span text:style-name="T4">`</text:span></text:p>
        </text:list-item>
        <text:list-item>
          <text:p text:style-name="P4"><text:span text:style-name="T12"><text:s text:c="4"/></text:span><text:span text:style-name="T9">const</text:span><text:span text:style-name="T12"> </text:span><text:span text:style-name="T10">res</text:span><text:span text:style-name="T12"> </text:span><text:span text:style-name="T4">=</text:span><text:span text:style-name="T12"> </text:span><text:span text:style-name="T11">await</text:span><text:span text:style-name="T12"> </text:span><text:span text:style-name="T17">fetch</text:span><text:span text:style-name="T12">(</text:span><text:span text:style-name="T16">url</text:span><text:span text:style-name="T4">,</text:span><text:span text:style-name="T12">{</text:span></text:p>
        </text:list-item>
        <text:list-item>
          <text:p text:style-name="P4"><text:span text:style-name="T12"><text:s text:c="8"/></text:span><text:span text:style-name="T13">method</text:span><text:span text:style-name="T4">:</text:span><text:span text:style-name="T12"> </text:span><text:span text:style-name="T4">'</text:span><text:span text:style-name="T7">DELETE</text:span><text:span text:style-name="T4">',</text:span></text:p>
        </text:list-item>
        <text:list-item>
          <text:p text:style-name="P4"><text:span text:style-name="T12"><text:s text:c="4"/>})</text:span><text:span text:style-name="T4">;</text:span></text:p>
        </text:list-item>
        <text:list-item>
          <text:p text:style-name="P4"><text:span text:style-name="T12"><text:s text:c="4"/></text:span><text:span text:style-name="T9">const</text:span><text:span text:style-name="T12"> </text:span><text:span text:style-name="T10">deleteResult</text:span><text:span text:style-name="T12"> </text:span><text:span text:style-name="T4">=</text:span><text:span text:style-name="T12"> </text:span><text:span text:style-name="T11">await</text:span><text:span text:style-name="T12"> </text:span><text:span text:style-name="T16">res</text:span><text:span text:style-name="T4">.</text:span><text:span text:style-name="T17">json</text:span><text:span text:style-name="T12">()</text:span><text:span text:style-name="T4">;</text:span></text:p>
        </text:list-item>
        <text:list-item>
          <text:p text:style-name="P4"><text:span text:style-name="T12"><text:s text:c="4"/></text:span><text:span text:style-name="T16">console</text:span><text:span text:style-name="T4">.</text:span><text:span text:style-name="T17">log</text:span><text:span text:style-name="T12">({</text:span><text:span text:style-name="T16">deleteResult</text:span><text:span text:style-name="T12">})</text:span><text:span text:style-name="T4">;</text:span></text:p>
        </text:list-item>
        <text:list-item>
          <text:p text:style-name="P4"><text:span text:style-name="T12"><text:s text:c="4"/></text:span><text:span text:style-name="T11">return</text:span><text:span text:style-name="T12"> </text:span><text:span text:style-name="T14">true</text:span><text:span text:style-name="T4">;</text:span></text:p>
        </text:list-item>
        <text:list-item>
          <text:p text:style-name="P4"/>
        </text:list-item>
        <text:list-item>
          <text:p text:style-name="P4"><text:span text:style-name="T12">}</text:span></text:p>
        </text:list-item>
        <text:list-item>
          <text:p text:style-name="P3">copiamos el fetch patch de update user cambiando unicamente el method por delete y vamos a eliminar usuarios por id</text:p>
        </text:list-item>
        <text:list-item>
          <text:p text:style-name="P3">en render table ahora copiamos tambien la funcion de table select listener modificando un par de cosas</text:p>
        </text:list-item>
        <text:list-item>
          <text:p text:style-name="P4"/>
        </text:list-item>
        <text:list-item>
          <text:p text:style-name="P4"><text:span text:style-name="T9">const</text:span><text:span text:style-name="T3"> </text:span><text:span text:style-name="T17">tableDeleteListener</text:span><text:span text:style-name="T3"> </text:span><text:span text:style-name="T4">=</text:span><text:span text:style-name="T3"> </text:span><text:span text:style-name="T9">async</text:span><text:span text:style-name="T12">(</text:span><text:span text:style-name="T19">event</text:span><text:span text:style-name="T12">)</text:span><text:span text:style-name="T3"> </text:span><text:span text:style-name="T10">=&gt;</text:span><text:span text:style-name="T12">{</text:span></text:p>
        </text:list-item>
        <text:list-item>
          <text:p text:style-name="P4"><text:span text:style-name="T12"><text:s text:c="2"/></text:span><text:span text:style-name="T9">const</text:span><text:span text:style-name="T12"> </text:span><text:span text:style-name="T10">element</text:span><text:span text:style-name="T12"> </text:span><text:span text:style-name="T4">=</text:span><text:span text:style-name="T12"> </text:span><text:span text:style-name="T16">event</text:span><text:span text:style-name="T4">.</text:span><text:span text:style-name="T15">target</text:span><text:span text:style-name="T4">.</text:span><text:span text:style-name="T17">closest</text:span><text:span text:style-name="T12">(</text:span><text:span text:style-name="T4">'</text:span><text:span text:style-name="T7">.delete-user</text:span><text:span text:style-name="T4">'</text:span><text:span text:style-name="T12">)</text:span><text:span text:style-name="T4">;</text:span></text:p>
        </text:list-item>
        <text:list-item>
          <text:p text:style-name="P4"><text:span text:style-name="T12"><text:s text:c="2"/></text:span><text:span text:style-name="T10">if</text:span><text:span text:style-name="T12">(</text:span><text:span text:style-name="T10">!</text:span><text:span text:style-name="T16">element</text:span><text:span text:style-name="T12">) </text:span><text:span text:style-name="T11">return</text:span><text:span text:style-name="T4">;</text:span></text:p>
        </text:list-item>
        <text:list-item>
          <text:p text:style-name="P4"/>
        </text:list-item>
        <text:list-item>
          <text:p text:style-name="P4"><text:span text:style-name="T12"><text:s text:c="2"/></text:span><text:span text:style-name="T9">const</text:span><text:span text:style-name="T12"> </text:span><text:span text:style-name="T10">id</text:span><text:span text:style-name="T12"> </text:span><text:span text:style-name="T4">=</text:span><text:span text:style-name="T12"> </text:span><text:span text:style-name="T16">element</text:span><text:span text:style-name="T4">.</text:span><text:span text:style-name="T17">getAttribute</text:span><text:span text:style-name="T12">(</text:span><text:span text:style-name="T4">'</text:span><text:span text:style-name="T7">data-id</text:span><text:span text:style-name="T4">'</text:span><text:span text:style-name="T12">)</text:span><text:span text:style-name="T4">;</text:span></text:p>
        </text:list-item>
        <text:list-item>
          <text:p text:style-name="P4"><text:span text:style-name="T10">try</text:span><text:span text:style-name="T12"> {</text:span></text:p>
        </text:list-item>
        <text:list-item>
          <text:p text:style-name="P4"><text:span text:style-name="T12"><text:s text:c="2"/></text:span><text:span text:style-name="T11">await</text:span><text:span text:style-name="T12"> </text:span><text:span text:style-name="T17">deleteUserById</text:span><text:span text:style-name="T12">(</text:span><text:span text:style-name="T16">id</text:span><text:span text:style-name="T12">)</text:span><text:span text:style-name="T4">;</text:span></text:p>
        </text:list-item>
        <text:list-item>
          <text:p text:style-name="P4"><text:soft-page-break/><text:span text:style-name="T12"><text:s/></text:span></text:p>
        </text:list-item>
        <text:list-item>
          <text:p text:style-name="P4"><text:span text:style-name="T12">} </text:span><text:span text:style-name="T10">catch</text:span><text:span text:style-name="T12"> (</text:span><text:span text:style-name="T16">error</text:span><text:span text:style-name="T12">) {</text:span></text:p>
        </text:list-item>
        <text:list-item>
          <text:p text:style-name="P4"><text:span text:style-name="T12"><text:s text:c="2"/></text:span><text:span text:style-name="T16">console</text:span><text:span text:style-name="T4">.</text:span><text:span text:style-name="T17">log</text:span><text:span text:style-name="T12">(</text:span><text:span text:style-name="T16">error</text:span><text:span text:style-name="T12">)</text:span><text:span text:style-name="T4">;</text:span></text:p>
        </text:list-item>
        <text:list-item>
          <text:p text:style-name="P4"><text:span text:style-name="T12"><text:s text:c="2"/></text:span><text:span text:style-name="T17">alert</text:span><text:span text:style-name="T12">(</text:span><text:span text:style-name="T4">'</text:span><text:span text:style-name="T7">No se pudo eliminar</text:span><text:span text:style-name="T4">'</text:span><text:span text:style-name="T12">)</text:span></text:p>
        </text:list-item>
        <text:list-item>
          <text:p text:style-name="P4"><text:span text:style-name="T12">}</text:span></text:p>
        </text:list-item>
        <text:list-item>
          <text:p text:style-name="P3">seleccionamos la clase correctamente y ese id que seleccionamos es el que mandamos a la funcion delete user by id, dentro de un try catch porque si por lo que sea no se consigue eliminar ese id e imprimimos por consola el error.</text:p>
        </text:list-item>
        <text:list-item>
          <text:p text:style-name="P3">ahora vamos a implementar el método de reload page, para que además siempre se nos muestren almenos 10 usuarios por pantalla aunque eliminemos alguno eso se adapte dinamicamente</text:p>
        </text:list-item>
        <text:list-item>
          <text:p text:style-name="P4"><text:span text:style-name="T9">const</text:span><text:span text:style-name="T3"> </text:span><text:span text:style-name="T17">reloadPage</text:span><text:span text:style-name="T3"> </text:span><text:span text:style-name="T4">=</text:span><text:span text:style-name="T3"> </text:span><text:span text:style-name="T9">async</text:span><text:span text:style-name="T12">()</text:span><text:span text:style-name="T3"> </text:span><text:span text:style-name="T10">=&gt;</text:span><text:span text:style-name="T12">{</text:span></text:p>
        </text:list-item>
        <text:list-item>
          <text:p text:style-name="P4"><text:span text:style-name="T12"><text:s text:c="5"/></text:span><text:span text:style-name="T9">const</text:span><text:span text:style-name="T12"> </text:span><text:span text:style-name="T10">users</text:span><text:span text:style-name="T4">=</text:span><text:span text:style-name="T12"> </text:span><text:span text:style-name="T11">await</text:span><text:span text:style-name="T12"> </text:span><text:span text:style-name="T17">loadUsersByPage</text:span><text:span text:style-name="T12">(</text:span><text:span text:style-name="T16">state</text:span><text:span text:style-name="T4">.</text:span><text:span text:style-name="T15">currentPage</text:span><text:span text:style-name="T12">)</text:span><text:span text:style-name="T4">;</text:span></text:p>
        </text:list-item>
        <text:list-item>
          <text:p text:style-name="P4"><text:span text:style-name="T12"><text:s text:c="4"/></text:span><text:span text:style-name="T10">if</text:span><text:span text:style-name="T12">(</text:span><text:span text:style-name="T16">users</text:span><text:span text:style-name="T4">.</text:span><text:span text:style-name="T15">length</text:span><text:span text:style-name="T12"> </text:span><text:span text:style-name="T10">===</text:span><text:span text:style-name="T12"> </text:span><text:span text:style-name="T14">0</text:span><text:span text:style-name="T12">) </text:span><text:span text:style-name="T11">return</text:span><text:span text:style-name="T4">;</text:span></text:p>
        </text:list-item>
        <text:list-item>
          <text:p text:style-name="P4"><text:span text:style-name="T12"><text:s text:c="4"/></text:span><text:span text:style-name="T16">state</text:span><text:span text:style-name="T4">.</text:span><text:span text:style-name="T15">users</text:span><text:span text:style-name="T4">=</text:span><text:span text:style-name="T16">users</text:span><text:span text:style-name="T4">;</text:span></text:p>
        </text:list-item>
        <text:list-item>
          <text:p text:style-name="P4"><text:span text:style-name="T12">}</text:span></text:p>
        </text:list-item>
        <text:list-item>
          <text:p text:style-name="P3">basicamente igual que el load next page pero sin cambiar la current page y lo podemos agregar ya en el listener delete de la tabla </text:p>
        </text:list-item>
        <text:list-item>
          <text:p text:style-name="P4"><text:span text:style-name="T10">try</text:span><text:span text:style-name="T12"> {</text:span></text:p>
        </text:list-item>
        <text:list-item>
          <text:p text:style-name="P4"><text:span text:style-name="T12"><text:s text:c="2"/></text:span><text:span text:style-name="T11">await</text:span><text:span text:style-name="T12"> </text:span><text:span text:style-name="T17">deleteUserById</text:span><text:span text:style-name="T12">(</text:span><text:span text:style-name="T16">id</text:span><text:span text:style-name="T12">)</text:span><text:span text:style-name="T4">;</text:span></text:p>
        </text:list-item>
        <text:list-item>
          <text:p text:style-name="P4"><text:span text:style-name="T12"><text:s text:c="2"/></text:span><text:span text:style-name="T11">await</text:span><text:span text:style-name="T12"> </text:span><text:span text:style-name="T16">usersStore</text:span><text:span text:style-name="T4">.</text:span><text:span text:style-name="T17">reloadPage</text:span><text:span text:style-name="T12">()</text:span><text:span text:style-name="T4">;</text:span></text:p>
        </text:list-item>
        <text:list-item>
          <text:p text:style-name="P4"><text:span text:style-name="T16">document</text:span><text:span text:style-name="T4">.</text:span><text:span text:style-name="T17">querySelector</text:span><text:span text:style-name="T12">(</text:span><text:span text:style-name="T4">'</text:span><text:span text:style-name="T7">#current-page</text:span><text:span text:style-name="T4">'</text:span><text:span text:style-name="T12">)</text:span><text:span text:style-name="T4">.</text:span><text:span text:style-name="T15">innerText</text:span><text:span text:style-name="T4">=</text:span><text:span text:style-name="T16">usersStore</text:span><text:span text:style-name="T4">.</text:span><text:span text:style-name="T17">getCurrentPage</text:span><text:span text:style-name="T12">()</text:span><text:span text:style-name="T4">;</text:span></text:p>
        </text:list-item>
        <text:list-item>
          <text:p text:style-name="P4"><text:span text:style-name="T12"><text:s text:c="2"/></text:span><text:span text:style-name="T17">renderTable</text:span><text:span text:style-name="T12">()</text:span><text:span text:style-name="T4">;</text:span></text:p>
        </text:list-item>
        <text:list-item>
          <text:p text:style-name="P3">actualizamos ademas el current page en caso de que cambie al eliminar un registro y reendereizamos la tabla para verlo correctamente</text:p>
        </text:list-item>
        <text:list-item>
          <text:p text:style-name="P4"><text:span text:style-name="T12"><text:s/></text:span><text:span text:style-name="T10">if</text:span><text:span text:style-name="T12">(</text:span><text:span text:style-name="T16">users</text:span><text:span text:style-name="T4">.</text:span><text:span text:style-name="T15">length</text:span><text:span text:style-name="T12"> </text:span><text:span text:style-name="T10">===</text:span><text:span text:style-name="T12"> </text:span><text:span text:style-name="T14">0</text:span><text:span text:style-name="T12">) {</text:span></text:p>
        </text:list-item>
        <text:list-item>
          <text:p text:style-name="P4"><text:span text:style-name="T12"><text:s text:c="8"/></text:span><text:span text:style-name="T11">await</text:span><text:span text:style-name="T12"> </text:span><text:span text:style-name="T17">loadPreviousPage</text:span><text:span text:style-name="T12">()</text:span><text:span text:style-name="T4">;</text:span></text:p>
          <text:list>
            <text:list-item>
              <text:p text:style-name="P8"><text:soft-page-break/><text:span text:style-name="T4">return</text:span></text:p>
            </text:list-item>
          </text:list>
        </text:list-item>
        <text:list-item>
          <text:p text:style-name="P4"><text:span text:style-name="T12"><text:s text:c="4"/>}</text:span></text:p>
        </text:list-item>
        <text:list-item>
          <text:p text:style-name="P3">corregir en reload page que si los users es un arreglo vacio nos cargue la página anterior y return para salir de aquí</text:p>
        </text:list-item>
      </text:list>
      <text:p text:style-name="Standard"/>
      <text:p text:style-name="Standard"/>
      <text:p text:style-name="Standard"/>
      <text:p text:style-name="Standard"/>
      <text:p text:style-name="Standard">ES NEXT</text:p>
      <text:p text:style-name="Standard"/>
      <text:p text:style-name="Standard">El Structured Clone Algorithm es el mecanismo interno que utiliza JavaScript (y el navegador) para hacer una copia profunda (“deep copy”) de valores complejos, más allá de lo que permite un simple</text:p>
      <text:p text:style-name="Standard"/>
      <text:p text:style-name="Standard">¿Qué hace exactamente?</text:p>
      <text:p text:style-name="Standard">Copia profunda:</text:p>
      <text:p text:style-name="Standard">Recorre la estructura del objeto/valor original y crea un árbol nuevo, sin referencias al original.</text:p>
      <text:p text:style-name="Standard">Las copias normales al menos que sean con valores primitivos siempre aunque sean distinta variable hacen referencia al mismo id de memoria</text:p>
      <text:p text:style-name="P1"><text:span text:style-name="T9">const</text:span><text:span text:style-name="T3"> </text:span><text:span text:style-name="T10">arrayWith</text:span><text:span text:style-name="T3"> </text:span><text:span text:style-name="T4">=</text:span><text:span text:style-name="T3"> </text:span><text:span text:style-name="T16">superheroes</text:span><text:span text:style-name="T4">.</text:span><text:span text:style-name="T17">with</text:span><text:span text:style-name="T12">(</text:span><text:span text:style-name="T14">1</text:span><text:span text:style-name="T4">,</text:span><text:span text:style-name="T3"> </text:span><text:span text:style-name="T12">{</text:span></text:p>
      <text:p text:style-name="P1"><text:span text:style-name="T3"><text:s text:c="3"/></text:span><text:span text:style-name="T13">ID</text:span><text:span text:style-name="T4">:</text:span><text:span text:style-name="T3"> </text:span><text:span text:style-name="T14">2</text:span><text:span text:style-name="T4">,</text:span></text:p>
      <text:p text:style-name="P1"><text:span text:style-name="T3"><text:s text:c="3"/></text:span><text:span text:style-name="T13">name</text:span><text:span text:style-name="T4">:</text:span><text:span text:style-name="T3"> </text:span><text:span text:style-name="T4">'</text:span><text:span text:style-name="T7">Batman 2.0</text:span><text:span text:style-name="T4">',</text:span></text:p>
      <text:p text:style-name="P1"><text:span text:style-name="T12">})</text:span><text:span text:style-name="T4">;</text:span></text:p>
      <text:p text:style-name="Standard">copiar array pero valores (indice,nuevoValor), si es un objeto y no especificamos alguno de sus elementos lo dejaria vacio, </text:p>
      <text:p text:style-name="Standard">.at Permite obtener el elemento en la posición index, admitiendo índices negativos para contar desde el final.</text:p>
      <text:p text:style-name="Standard"><text:soft-page-break/></text:p>
      <text:p text:style-name="P10"><text:bookmark text:name="_k9dplegn59n8"/><text:span text:style-name="T23">1. </text:span><text:span text:style-name="T24">Array.prototype.toReversed()</text:span></text:p>
      <text:p text:style-name="P9"><text:span text:style-name="T26">¿Qué hace?<text:line-break/></text:span> Clona el array y aplica internamente <text:span text:style-name="T25">reverse()</text:span>, devolviendo la versión invertida sin mutar el original.</text:p>
      <text:p text:style-name="Standard">js</text:p>
      <text:p text:style-name="Standard">CopiarEditar</text:p>
      <text:p text:style-name="Standard"><text:span text:style-name="T25">const a = [1, 2, 3];</text:span></text:p>
      <text:p text:style-name="Standard"><text:span text:style-name="T25">const b = a.toReversed();</text:span></text:p>
      <text:p text:style-name="P2"/>
      <text:p text:style-name="Standard"><text:span text:style-name="T25">console.log(a); // [1,2,3]</text:span></text:p>
      <text:p text:style-name="Standard"><text:span text:style-name="T25">console.log(b); // [3,2,1]</text:span></text:p>
      <text:p text:style-name="Standard"/>
      <text:p text:style-name="Standard"><draw:rect text:anchor-type="as-char" style:rel-width="100%" draw:z-index="0" draw:style-name="gr1" draw:text-style-name="P11" svg:width="0.0012in" svg:height="0.0213in"><text:p/></draw:rect></text:p>
      <text:p text:style-name="P10"><text:bookmark text:name="_fz6p18n1u4ax"/><text:span text:style-name="T23">2. </text:span><text:span text:style-name="T24">Array.prototype.toSorted([compareFunction])</text:span></text:p>
      <text:p text:style-name="P9"><text:span text:style-name="T26">¿Qué hace?<text:line-break/></text:span> Clona el array y aplica internamente <text:span text:style-name="T25">sort(compareFunction)</text:span>, devolviendo el array ordenado según la función de comparación opcional.</text:p>
      <text:p text:style-name="P10"><text:bookmark text:name="_ishimug3ootv"/><text:span text:style-name="T23">3. </text:span><text:span text:style-name="T24">Array.prototype.toSpliced(start, deleteCount?, ...items)</text:span></text:p>
      <text:p text:style-name="P9"><text:span text:style-name="T26">¿Qué hace?<text:line-break/></text:span> Clona el array y aplica internamente <text:span text:style-name="T25">splice(start, deleteCount, ...items)</text:span>, devolviendo el nuevo array con los elementos eliminados y/o insertados.</text:p>
      <text:p text:style-name="Standard">js</text:p>
      <text:p text:style-name="Standard">CopiarEditar</text:p>
      <text:p text:style-name="Standard"><text:span text:style-name="T25">const letters = ['a','b','c','d','e'];</text:span></text:p>
      <text:p text:style-name="P2"/>
      <text:p text:style-name="Standard"><text:span text:style-name="T25">// Eliminar 2 elementos a partir de índice 1</text:span></text:p>
      <text:p text:style-name="Standard"><text:soft-page-break/><text:span text:style-name="T25">const removed = letters.toSpliced(1, 2);</text:span></text:p>
      <text:p text:style-name="Standard"><text:span text:style-name="T25">console.log(removed); // ['a','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urier New" fo:font-family="'Courier New'" style:font-family-generic="roman" style:font-pitch="variable" fo:font-size="10.5pt" style:text-underline-style="none"/>
    </style:style>
    <style:style style:name="ListLabel_20_2" style:display-name="ListLabel 2" style:family="text">
      <style:text-properties style:font-name="Courier New" fo:font-family="'Courier New'" style:font-family-generic="roman" style:font-pitch="variable"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74" meta:word-count="4350" meta:character-count="28020" meta:non-whitespace-character-count="23215"/>
    <meta:generator>LibreOfficeDev/6.0.5.2$Linux_X86_64 LibreOffice_project/</meta:generator>
  </office:meta>
</office:document-meta>
</file>